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2pt" style:font-size-asian="12pt" style:font-size-complex="12pt"/>
    </style:style>
    <style:style style:name="P4" style:family="paragraph" style:parent-style-name="Standard">
      <style:text-properties style:font-name="Envy Code R VS" fo:font-size="12pt" fo:font-style="normal" style:font-size-asian="12pt" style:font-style-asian="normal" style:font-size-complex="12pt" style:font-style-complex="normal"/>
    </style:style>
    <style:style style:name="P5"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6"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7"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8"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9"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0"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1"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2"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3"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4"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15"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16"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17" style:family="paragraph" style:parent-style-name="Standard">
      <style:paragraph-properties fo:background-color="#000000">
        <style:background-image/>
      </style:paragraph-properties>
      <style:text-properties fo:font-size="10pt" style:font-size-asian="10pt" style:font-size-complex="10pt"/>
    </style:style>
    <style:style style:name="P18"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9" style:family="paragraph" style:parent-style-name="Standard">
      <style:paragraph-properties fo:background-color="#000000" style:text-autospace="none">
        <style:background-image/>
      </style:paragraph-properties>
    </style:style>
    <style:style style:name="P20"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1"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23" style:family="paragraph" style:parent-style-name="Standard">
      <style:text-properties style:font-name="Envy Code R VS" fo:font-size="10pt" fo:font-style="normal" style:font-size-asian="10pt" style:font-style-asian="normal" style:font-size-complex="10pt" style:font-style-complex="normal"/>
    </style:style>
    <style:style style:name="P24"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25"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26"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27"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28"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29"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30"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31" style:family="paragraph" style:parent-style-name="Standard" style:list-style-name="L4">
      <style:text-properties style:font-name="Envy Code R VS" fo:font-size="10pt" fo:font-style="normal" style:text-underline-style="none" style:font-size-asian="10pt" style:font-style-asian="normal" style:font-size-complex="10pt" style:font-style-complex="normal"/>
    </style:style>
    <style:style style:name="P32" style:family="paragraph" style:parent-style-name="Standard" style:list-style-name="L4"/>
    <style:style style:name="P33"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4"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5"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36"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37"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38"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39"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40"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font-name-asian="Consolas" style:font-name-complex="Consolas"/>
    </style:style>
    <style:style style:name="T4" style:family="text">
      <style:text-properties fo:color="#8ac6f2" style:font-name="Consolas" fo:font-style="normal" style:font-name-asian="Consolas" style:font-style-asian="normal" style:font-name-complex="Consolas" style:font-style-complex="normal"/>
    </style:style>
    <style:style style:name="T5" style:family="text">
      <style:text-properties fo:color="#8ac6f2" style:font-name="Consolas" fo:font-weight="normal" style:font-name-asian="Consolas" style:font-weight-asian="normal" style:font-name-complex="Consolas" style:font-weight-complex="normal"/>
    </style:style>
    <style:style style:name="T6" style:family="text">
      <style:text-properties fo:color="#8ac6f2" style:font-name="Consolas" fo:font-size="10pt" style:font-name-asian="Consolas" style:font-size-asian="10pt" style:font-name-complex="Consolas" style:font-size-complex="10pt"/>
    </style:style>
    <style:style style:name="T7" style:family="text">
      <style:text-properties fo:color="#8ac6f2" style:font-name="Consolas" fo:font-size="11pt" style:font-name-asian="Consolas" style:font-size-asian="11pt" style:font-name-complex="Consolas" style:font-size-complex="11pt"/>
    </style:style>
    <style:style style:name="T8" style:family="text">
      <style:text-properties fo:color="#8ac6f2" style:font-name="Consolas" style:text-underline-style="none" style:font-name-asian="Consolas" style:font-name-complex="Consolas"/>
    </style:style>
    <style:style style:name="T9" style:family="text">
      <style:text-properties fo:color="#8ac6f2" fo:language="zxx" fo:country="none"/>
    </style:style>
    <style:style style:name="T10" style:family="text">
      <style:text-properties fo:color="#8ac6f2" style:font-name-asian="Consolas" style:font-name-complex="Consolas"/>
    </style:style>
    <style:style style:name="T11" style:family="text">
      <style:text-properties fo:color="#e8f3f6" style:font-name="Consolas" style:font-name-asian="Consolas" style:font-name-complex="Consolas"/>
    </style:style>
    <style:style style:name="T12" style:family="text">
      <style:text-properties fo:color="#e8f3f6" style:font-name="Consolas" fo:font-weight="normal" style:font-name-asian="Consolas" style:font-weight-asian="normal" style:font-name-complex="Consolas" style:font-weight-complex="normal"/>
    </style:style>
    <style:style style:name="T13" style:family="text">
      <style:text-properties fo:color="#e8f3f6" style:font-name="Consolas" fo:font-style="normal" style:font-name-asian="Consolas" style:font-style-asian="normal" style:font-name-complex="Consolas" style:font-style-complex="normal"/>
    </style:style>
    <style:style style:name="T14" style:family="text">
      <style:text-properties fo:color="#e8f3f6" style:font-name="Consolas" fo:font-size="10pt" style:font-name-asian="Consolas" style:font-size-asian="10pt" style:font-name-complex="Consolas" style:font-size-complex="10pt"/>
    </style:style>
    <style:style style:name="T15" style:family="text">
      <style:text-properties fo:color="#e8f3f6" style:font-name="Consolas" fo:font-size="11pt" style:font-name-asian="Consolas" style:font-size-asian="11pt" style:font-name-complex="Consolas" style:font-size-complex="11pt"/>
    </style:style>
    <style:style style:name="T16" style:family="text">
      <style:text-properties fo:color="#e8f3f6" style:font-name="Consolas" style:text-underline-style="none" style:font-name-asian="Consolas" style:font-name-complex="Consolas"/>
    </style:style>
    <style:style style:name="T17" style:family="text">
      <style:text-properties fo:color="#e8f3f6" fo:language="zxx" fo:country="none"/>
    </style:style>
    <style:style style:name="T18" style:family="text">
      <style:text-properties fo:color="#e8f3f6" fo:language="zxx" fo:country="none" fo:font-style="normal" style:font-style-asian="normal" style:font-style-complex="normal"/>
    </style:style>
    <style:style style:name="T19" style:family="text">
      <style:text-properties fo:color="#e8f3f6" style:font-name-asian="Consolas" style:font-name-complex="Consolas"/>
    </style:style>
    <style:style style:name="T20" style:family="text">
      <style:text-properties fo:color="#e5786d"/>
    </style:style>
    <style:style style:name="T21" style:family="text">
      <style:text-properties fo:color="#e5786d" style:font-name="Consolas" style:font-name-asian="Consolas" style:font-name-complex="Consolas"/>
    </style:style>
    <style:style style:name="T22" style:family="text">
      <style:text-properties fo:color="#e5786d" style:font-name="Consolas" fo:font-style="normal" style:font-name-asian="Consolas" style:font-style-asian="normal" style:font-name-complex="Consolas" style:font-style-complex="normal"/>
    </style:style>
    <style:style style:name="T23" style:family="text">
      <style:text-properties fo:color="#e5786d" style:font-name="Consolas" fo:font-weight="normal" style:font-name-asian="Consolas" style:font-weight-asian="normal" style:font-name-complex="Consolas" style:font-weight-complex="normal"/>
    </style:style>
    <style:style style:name="T24" style:family="text">
      <style:text-properties fo:color="#e5786d" style:font-name="Consolas" fo:font-size="11pt" style:font-name-asian="Consolas" style:font-size-asian="11pt" style:font-name-complex="Consolas" style:font-size-complex="11pt"/>
    </style:style>
    <style:style style:name="T25" style:family="text">
      <style:text-properties fo:color="#e5786d" style:font-name="Consolas" style:text-underline-style="none" style:font-name-asian="Consolas" style:font-name-complex="Consolas"/>
    </style:style>
    <style:style style:name="T26" style:family="text">
      <style:text-properties fo:color="#e5786d" fo:language="zxx" fo:country="none"/>
    </style:style>
    <style:style style:name="T27" style:family="text">
      <style:text-properties fo:color="#e5786d" style:font-name-asian="Consolas" style:font-name-complex="Consolas"/>
    </style:style>
    <style:style style:name="T28" style:family="text">
      <style:text-properties fo:color="#cae682" style:font-name="Consolas" style:font-name-asian="Consolas" style:font-name-complex="Consolas"/>
    </style:style>
    <style:style style:name="T29" style:family="text">
      <style:text-properties fo:color="#cae682" style:font-name="Consolas" fo:font-style="normal" style:font-name-asian="Consolas" style:font-style-asian="normal" style:font-name-complex="Consolas" style:font-style-complex="normal"/>
    </style:style>
    <style:style style:name="T30" style:family="text">
      <style:text-properties fo:color="#cae682" style:font-name="Consolas" fo:font-weight="normal" style:font-name-asian="Consolas" style:font-weight-asian="normal" style:font-name-complex="Consolas" style:font-weight-complex="normal"/>
    </style:style>
    <style:style style:name="T31" style:family="text">
      <style:text-properties fo:color="#cae682" style:font-name="Consolas" fo:font-size="11pt" style:font-name-asian="Consolas" style:font-size-asian="11pt" style:font-name-complex="Consolas" style:font-size-complex="11pt"/>
    </style:style>
    <style:style style:name="T32" style:family="text">
      <style:text-properties fo:color="#cae682" style:font-name="Consolas" style:text-underline-style="none" style:font-name-asian="Consolas" style:font-name-complex="Consolas"/>
    </style:style>
    <style:style style:name="T33" style:family="text">
      <style:text-properties fo:color="#cae682" fo:language="zxx" fo:country="none"/>
    </style:style>
    <style:style style:name="T34" style:family="text">
      <style:text-properties fo:color="#cae682" fo:language="zxx" fo:country="none" fo:font-style="normal" style:font-style-asian="normal" style:font-style-complex="normal"/>
    </style:style>
    <style:style style:name="T35"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36" style:family="text">
      <style:text-properties fo:color="#00008b" style:font-name="Consolas" fo:font-weight="bold" style:font-name-asian="Consolas" style:font-weight-asian="bold" style:font-name-complex="Consolas" style:font-weight-complex="bold"/>
    </style:style>
    <style:style style:name="T37" style:family="text">
      <style:text-properties fo:font-style="italic"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normal"/>
    </style:style>
    <style:style style:name="T40" style:family="text">
      <style:text-properties fo:font-style="normal" style:font-style-asian="normal" style:font-style-complex="normal"/>
    </style:style>
    <style:style style:name="T41" style:family="text">
      <style:text-properties fo:color="#8b9699" style:font-name="Consolas" fo:font-size="11pt" style:font-name-asian="Consolas" style:font-size-asian="11pt" style:font-name-complex="Consolas" style:font-size-complex="11pt"/>
    </style:style>
    <style:style style:name="T42" style:family="text">
      <style:text-properties fo:color="#8b9699" style:font-name="Consolas" style:font-name-asian="Consolas" style:font-name-complex="Consolas"/>
    </style:style>
    <style:style style:name="T43" style:family="text">
      <style:text-properties fo:color="#8b9699" style:font-name="Consolas" fo:font-size="10pt" style:font-name-asian="Consolas" style:font-size-asian="10pt" style:font-name-complex="Consolas" style:font-size-complex="10pt"/>
    </style:style>
    <style:style style:name="T44" style:family="text">
      <style:text-properties style:font-name="Envy Code R VS"/>
    </style:style>
    <style:style style:name="T45" style:family="text">
      <style:text-properties style:font-name="Envy Code R VS" fo:font-size="10pt" fo:font-style="normal" style:font-size-asian="10pt" style:font-style-asian="normal" style:font-size-complex="10pt" style:font-style-complex="normal"/>
    </style:style>
    <style:style style:name="T46"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7" style:family="text">
      <style:text-properties style:font-name="Envy Code R VS" fo:font-size="10pt" fo:font-style="normal" style:text-underline-style="none" style:font-size-asian="10pt" style:font-style-asian="normal" style:font-size-complex="10pt" style:font-style-complex="normal"/>
    </style:style>
    <style:style style:name="T48" style:family="text">
      <style:text-properties style:font-name="Envy Code R VS" fo:font-size="10pt" fo:font-style="italic" style:font-size-asian="10pt" style:font-style-asian="italic" style:font-size-complex="10pt" style:font-style-complex="italic"/>
    </style:style>
    <style:style style:name="T49" style:family="text">
      <style:text-properties style:font-name="Envy Code R VS" fo:font-style="normal" style:font-style-asian="normal" style:font-style-complex="normal"/>
    </style:style>
    <style:style style:name="T50" style:family="text">
      <style:text-properties style:font-name="Envy Code R VS" fo:font-style="normal" style:text-underline-style="solid" style:text-underline-width="auto" style:text-underline-color="font-color" style:font-style-asian="normal" style:font-style-complex="normal"/>
    </style:style>
    <style:style style:name="T51" style:family="text">
      <style:text-properties fo:font-size="10pt"/>
    </style:style>
    <style:style style:name="T52" style:family="text">
      <style:text-properties style:font-size-asian="10pt"/>
    </style:style>
    <style:style style:name="T53" style:family="text">
      <style:text-properties style:font-style-asian="normal"/>
    </style:style>
    <style:style style:name="T54" style:family="text">
      <style:text-properties style:font-size-complex="10pt"/>
    </style:style>
    <style:style style:name="T55" style:family="text">
      <style:text-properties style:font-style-complex="normal"/>
    </style:style>
    <style:style style:name="T56" style:family="text">
      <style:text-properties style:font-name="Consolas1"/>
    </style:style>
    <style:style style:name="T57"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5"><text:span text:style-name="T3">namespace</text:span><text:span text:style-name="T11"> dddsample.domain.shared</text:span></text:p>
      <text:p text:style-name="P9">{</text:p>
      <text:p text:style-name="P18"><text:span text:style-name="T11"><text:s text:c="4"/></text:span><text:span text:style-name="T3">public</text:span><text:span text:style-name="T11"> </text:span><text:span text:style-name="T3">interface</text:span><text:span text:style-name="T11"> </text:span><text:span text:style-name="T21">IValueObject</text:span><text:span text:style-name="T11">&lt;T&gt;</text:span></text:p>
      <text:p text:style-name="P9"><text:s text:c="4"/>{</text:p>
      <text:p text:style-name="P18"><text:span text:style-name="T11"><text:s text:c="8"/></text:span><text:span text:style-name="T3">bool</text:span><text:span text:style-name="T11"> SameValueAs(T other);</text:span></text:p>
      <text:p text:style-name="P9"><text:s text:c="4"/>}</text:p>
      <text:p text:style-name="P10">}</text:p>
      <text:p text:style-name="P1"/>
      <text:p text:style-name="P1">de forma que una clase que quiera implementar esta interface, tendira esta apariencia:</text:p>
      <text:p text:style-name="P1"/>
      <text:p text:style-name="P18"><text:span text:style-name="T3">public</text:span><text:span text:style-name="T11"> </text:span><text:span text:style-name="T3">class</text:span><text:span text:style-name="T11"> </text:span><text:span text:style-name="T28">PruebaValueObject</text:span><text:span text:style-name="T11"> : </text:span><text:span text:style-name="T21">IValueObject</text:span><text:span text:style-name="T11">&lt;</text:span><text:span text:style-name="T28">PruebaValueObject</text:span><text:span text:style-name="T11">&gt; </text:span></text:p>
      <text:p text:style-name="P9">{</text:p>
      <text:p text:style-name="P18"><text:span text:style-name="T11"><text:s text:c="4"/></text:span><text:span text:style-name="T3">public</text:span><text:span text:style-name="T11"> </text:span><text:span text:style-name="T3">bool</text:span><text:span text:style-name="T11"> SameValueAs(</text:span><text:span text:style-name="T28">PruebaValueObject</text:span><text:span text:style-name="T11"> other)</text:span></text:p>
      <text:p text:style-name="P9"><text:s text:c="4"/>{</text:p>
      <text:p text:style-name="P18"><text:span text:style-name="T11"><text:s text:c="8"/></text:span><text:span text:style-name="T3">throw</text:span><text:span text:style-name="T11"> </text:span><text:span text:style-name="T3">new</text:span><text:span text:style-name="T11"> </text:span><text:span text:style-name="T36">NotImplementedException</text:span><text:span text:style-name="T12">();</text:span></text:p>
      <text:p text:style-name="P10"><text:s text:c="4"/>}</text:p>
      <text:p text:style-name="P10">}</text:p>
      <text:p text:style-name="P1"/>
      <text:p text:style-name="P1">hasta aqui todo parece ir bien, pero sin embargo, hay algo que no acaba de encajar. Ese algo es el nombre del metodo <text:span text:style-name="T37">SameValueAs</text:span><text:span text:style-name="T40">. Pero mejor vamos paso a paso para poder entender el porque de las decisiones que estamos a punto de tomar.</text:span></text:p>
      <text:p text:style-name="P2"/>
      <text:p text:style-name="P1"><text:span text:style-name="T40">La clase </text:span><text:span text:style-name="T37">PruebaValueObject</text:span><text:span text:style-name="T40"> no sale de la nada. Si nos planteamos seguir los preceptos del BDD, es comprensible que a la hora de escribir el codigo de </text:span><text:span text:style-name="T37">IValueObject&lt;T&gt;</text:span><text:span text:style-name="T40">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37">Biblia Azul</text:span><text:span text:style-name="T40"> llamado </text:span><text:span text:style-name="T37">Intention-Revealing Interfaces</text:span><text:span text:style-name="T40">.</text:span></text:p>
      <text:p text:style-name="P2"/>
      <text:p text:style-name="P1"><text:span text:style-name="T40">Pero, ¿podemos hacer ese mismo razonamiento para </text:span><text:span text:style-name="T37">PruebaValueObject</text:span><text:span text:style-name="T40">?</text:span></text:p>
      <text:p text:style-name="P2"/>
      <text:p text:style-name="P1"><text:span text:style-name="T40">La respuesta es un NO rotundo. Hace falta esa Spec que justifique el comportamiento de <text:s/></text:span><text:span text:style-name="T37">PruebaValueObject</text:span><text:span text:style-name="T40">. Asi que, vamos a escribir esa Spec:</text:span></text:p>
      <text:p text:style-name="P2"/>
      <text:p text:style-name="P5"><text:span text:style-name="T4">public</text:span><text:span text:style-name="T13"> </text:span><text:span text:style-name="T4">class</text:span><text:span text:style-name="T13"> </text:span><text:span text:style-name="T29">concern</text:span><text:span text:style-name="T13"> : </text:span><text:span text:style-name="T29">Observes</text:span><text:span text:style-name="T13">&lt;</text:span><text:span text:style-name="T22">IValueObject</text:span><text:span text:style-name="T13">&lt;</text:span><text:span text:style-name="T29">PruebaValueObject</text:span><text:span text:style-name="T13">&gt;,</text:span><text:span text:style-name="T29">PruebaValueObject</text:span><text:span text:style-name="T13">&gt;{}</text:span></text:p>
      <text:p text:style-name="P9"/>
      <text:p text:style-name="P18"><text:span text:style-name="T3">public</text:span><text:span text:style-name="T11"> </text:span><text:span text:style-name="T3">class</text:span><text:span text:style-name="T11"> </text:span><text:span text:style-name="T28">when_asked_to_compare_two_pruebavalueobjects_that_have_the_same_value</text:span><text:span text:style-name="T11"> : </text:span><text:span text:style-name="T28">concern</text:span></text:p>
      <text:p text:style-name="P9">{</text:p>
      <text:p text:style-name="P18"><text:span text:style-name="T11"><text:s text:c="4"/></text:span><text:span text:style-name="T21">Establish</text:span><text:span text:style-name="T11"> context = () =&gt;</text:span></text:p>
      <text:p text:style-name="P9"><text:s text:c="4"/>{</text:p>
      <text:p text:style-name="P18"><text:span text:style-name="T11"><text:s text:c="8"/>the_other = </text:span><text:span text:style-name="T3">new</text:span><text:span text:style-name="T11"> </text:span><text:span text:style-name="T28">PruebaValueObject</text:span><text:span text:style-name="T11">();</text:span></text:p>
      <text:p text:style-name="P19"><text:s text:c="8"/><text:span text:style-name="T41">//</text:span><text:span text:style-name="T35">todo: le damos los valores adecuados.</text:span></text:p>
      <text:p text:style-name="P9"><text:s text:c="4"/>};</text:p>
      <text:p text:style-name="P9"/>
      <text:p text:style-name="P18"><text:span text:style-name="T11"><text:s text:c="4"/></text:span><text:span text:style-name="T21">Because</text:span><text:span text:style-name="T11"> of = () =&gt; result = sut.SameValueAs(theOther);</text:span></text:p>
      <text:p text:style-name="P9"><text:s text:c="8"/></text:p>
      <text:p text:style-name="P18"><text:span text:style-name="T11"><text:s text:c="4"/></text:span><text:span text:style-name="T21">It</text:span><text:span text:style-name="T11"> should_recognize_the_equality = () =&gt; result.ShouldEqual(</text:span><text:span text:style-name="T3">true</text:span><text:span text:style-name="T11">);</text:span></text:p>
      <text:p text:style-name="P9"><text:s text:c="8"/></text:p>
      <text:p text:style-name="P18"><text:soft-page-break/><text:span text:style-name="T11"><text:s text:c="4"/></text:span><text:span text:style-name="T3">static</text:span><text:span text:style-name="T11"> </text:span><text:span text:style-name="T3">bool</text:span><text:span text:style-name="T11"> result;</text:span></text:p>
      <text:p text:style-name="P18"><text:span text:style-name="T11"><text:s text:c="4"/></text:span><text:span text:style-name="T3">static</text:span><text:span text:style-name="T11"> </text:span><text:span text:style-name="T28">PruebaValueObject</text:span><text:span text:style-name="T11"> theOther;</text:span></text:p>
      <text:p text:style-name="P9">}</text:p>
      <text:p text:style-name="P2"/>
      <text:p text:style-name="P2">Sin entrar en demasiados detalles que no son importantes para nuestro razonamiento (en concreto los relativos al incompleto bloque ESTABLISH), debemos fijarnos en:</text:p>
      <text:p text:style-name="P2"/>
      <text:p text:style-name="P6"><text:span text:style-name="T22">Because</text:span><text:span text:style-name="T13"> of = () =&gt; result = sut.SameValueAs(theOther);</text:span></text:p>
      <text:p text:style-name="P2"/>
      <text:p text:style-name="P1"><text:span text:style-name="T40">que es donde ejecutamos el </text:span><text:span text:style-name="T37">System Under Test</text:span><text:span text:style-name="T40">.</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2">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1">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7221396" text:style-name="L1">
        <text:list-item>
          <text:p text:style-name="P24">metodos</text:p>
        </text:list-item>
        <text:list-item>
          <text:p text:style-name="P24">propiedades</text:p>
        </text:list-item>
        <text:list-item>
          <text:p text:style-name="P24">eventos</text:p>
        </text:list-item>
        <text:list-item>
          <text:p text:style-name="P24">variables locales</text:p>
        </text:list-item>
        <text:list-item>
          <text:p text:style-name="P24">constantes locales</text:p>
        </text:list-item>
        <text:list-item>
          <text:p text:style-name="P24">parametros</text:p>
        </text:list-item>
        <text:list-item>
          <text:p text:style-name="P24">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5"><text:span text:style-name="T21">Because</text:span><text:span text:style-name="T11"> of = () =&gt; result = sut.has_the_same_value_as(the_other);</text:span></text:p>
      <text:p text:style-name="P1"/>
      <text:p text:style-name="P2">version mas legible, en nuestra humilde opinion.</text:p>
      <text:p text:style-name="P2"/>
      <text:p text:style-name="P2">En el contexto de la Spec:</text:p>
      <text:p text:style-name="P2"/>
      <text:p text:style-name="P7"><text:span text:style-name="T3">public</text:span><text:span text:style-name="T11"> </text:span><text:span text:style-name="T3">class</text:span><text:span text:style-name="T11"> </text:span><text:span text:style-name="T28">concern</text:span><text:span text:style-name="T11"> : </text:span><text:span text:style-name="T28">Observes</text:span><text:span text:style-name="T11">&lt;</text:span><text:span text:style-name="T21">IValueObject</text:span><text:span text:style-name="T11">&lt;</text:span><text:span text:style-name="T28">PruebaValueObject</text:span><text:span text:style-name="T11">&gt;,</text:span><text:span text:style-name="T28">PruebaValueObject</text:span><text:span text:style-name="T11">&gt;{}</text:span></text:p>
      <text:p text:style-name="P9"/>
      <text:p text:style-name="P18"><text:span text:style-name="T3">public</text:span><text:span text:style-name="T11"> </text:span><text:span text:style-name="T3">class</text:span><text:span text:style-name="T11"> </text:span><text:span text:style-name="T28">when_asked_to_compare_two_pruebavalueobjects_that_have_the_same_value</text:span><text:span text:style-name="T11"> : </text:span><text:span text:style-name="T28">concern</text:span></text:p>
      <text:p text:style-name="P9">{</text:p>
      <text:p text:style-name="P18"><text:span text:style-name="T11"><text:s text:c="4"/></text:span><text:span text:style-name="T21">Establish</text:span><text:span text:style-name="T11"> context = () =&gt;</text:span></text:p>
      <text:p text:style-name="P9"><text:s text:c="4"/>{</text:p>
      <text:p text:style-name="P18"><text:span text:style-name="T11"><text:s text:c="8"/>the_other = </text:span><text:span text:style-name="T3">new</text:span><text:span text:style-name="T11"> </text:span><text:span text:style-name="T28">PruebaValueObject</text:span><text:span text:style-name="T11">();</text:span></text:p>
      <text:p text:style-name="P18"><text:span text:style-name="T11"><text:s text:c="8"/></text:span><text:span text:style-name="T42">//</text:span><text:span text:style-name="T36">todo: le damos los valores adecuados.</text:span></text:p>
      <text:p text:style-name="P10"><text:s text:c="4"/>};</text:p>
      <text:p text:style-name="P10"/>
      <text:p text:style-name="P18"><text:span text:style-name="T12"><text:s text:c="4"/></text:span><text:span text:style-name="T23">Because</text:span><text:span text:style-name="T12"> of = () =&gt; result = sut.has_the_same_value_as(the_other);</text:span></text:p>
      <text:p text:style-name="P10"><text:s text:c="8"/></text:p>
      <text:p text:style-name="P18"><text:soft-page-break/><text:span text:style-name="T12"><text:s text:c="4"/></text:span><text:span text:style-name="T23">It</text:span><text:span text:style-name="T12"> should_recognize_the_equality = () =&gt; result.ShouldEqual(</text:span><text:span text:style-name="T5">true</text:span><text:span text:style-name="T12">);</text:span></text:p>
      <text:p text:style-name="P10"><text:s text:c="8"/></text:p>
      <text:p text:style-name="P18"><text:span text:style-name="T12"><text:s text:c="4"/></text:span><text:span text:style-name="T5">static</text:span><text:span text:style-name="T12"> </text:span><text:span text:style-name="T5">bool</text:span><text:span text:style-name="T12"> result;</text:span></text:p>
      <text:p text:style-name="P18"><text:span text:style-name="T12"><text:s text:c="4"/></text:span><text:span text:style-name="T5">static</text:span><text:span text:style-name="T12"> </text:span><text:span text:style-name="T30">PruebaValueObject</text:span><text:span text:style-name="T12"> the_other;</text:span></text:p>
      <text:p text:style-name="P10">}</text:p>
      <text:p text:style-name="P1"/>
      <text:p text:style-name="P1">Por lo tanto, retomando el argumento original que nos llevo a cuestionarnos el nombre del metodo <text:span text:style-name="T37">SameValueAs</text:span> de la interface <text:span text:style-name="T37">IValueObject&lt;T&gt;</text:span>, el resultado final seria algo asi:</text:p>
      <text:p text:style-name="P1"/>
      <text:p text:style-name="P5"><text:span text:style-name="T3">namespace</text:span><text:span text:style-name="T11"> dddsample.domain.shared</text:span></text:p>
      <text:p text:style-name="P9">{</text:p>
      <text:p text:style-name="P18"><text:span text:style-name="T11"><text:s text:c="4"/></text:span><text:span text:style-name="T3">public</text:span><text:span text:style-name="T11"> </text:span><text:span text:style-name="T3">interface</text:span><text:span text:style-name="T11"> </text:span><text:span text:style-name="T21">IValueObject</text:span><text:span text:style-name="T11">&lt;T&gt;</text:span></text:p>
      <text:p text:style-name="P9"><text:s text:c="4"/>{</text:p>
      <text:p text:style-name="P18"><text:span text:style-name="T11"><text:s text:c="8"/></text:span><text:span text:style-name="T3">bool</text:span><text:span text:style-name="T11"> has_the_same_value_as(T the_other);</text:span></text:p>
      <text:p text:style-name="P9"><text:s text:c="4"/>}</text:p>
      <text:p text:style-name="P9">}</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5"><text:span text:style-name="T3">public</text:span><text:span text:style-name="T11"> </text:span><text:span text:style-name="T3">bool</text:span><text:span text:style-name="T11"> Equals(</text:span><text:span text:style-name="T3">object</text:span><text:span text:style-name="T11"> obj) {}</text:span></text:p>
      <text:p text:style-name="P1"/>
      <text:p text:style-name="P1">Pero esa es una cuestion diferente a la aqui planteada.</text:p>
      <text:p text:style-name="P1"/>
      <text:p text:style-name="P1">TODO: ¿Que aproximacion utiliza el CodeCampServer?</text:p>
      <text:p text:style-name="P1"/>
      <text:p text:style-name="P3"><text:span text:style-name="T1">Completando la Interface IValueObject&lt;T&gt;</text:span>:</text:p>
      <text:p text:style-name="P1"/>
      <text:p text:style-name="P1">Completamos la interface IValueObject&lt;T&gt; con un nuevo metodo que permita la copia del mismo.</text:p>
      <text:p text:style-name="P1"/>
      <text:p text:style-name="P5"><text:span text:style-name="T3">namespace</text:span><text:span text:style-name="T11"> dddsample.domain.shared</text:span></text:p>
      <text:p text:style-name="P9">{</text:p>
      <text:p text:style-name="P18"><text:span text:style-name="T11"><text:s text:c="4"/></text:span><text:span text:style-name="T3">public</text:span><text:span text:style-name="T11"> </text:span><text:span text:style-name="T3">interface</text:span><text:span text:style-name="T11"> </text:span><text:span text:style-name="T21">IValueObject</text:span><text:span text:style-name="T11">&lt;T&gt;</text:span></text:p>
      <text:p text:style-name="P9"><text:s text:c="4"/>{</text:p>
      <text:p text:style-name="P18"><text:span text:style-name="T11"><text:s text:c="8"/></text:span><text:span text:style-name="T3">bool</text:span><text:span text:style-name="T11"> has_the_same_value_as(T the_other);</text:span></text:p>
      <text:p text:style-name="P9"><text:s text:c="8"/>T copy_into_this();</text:p>
      <text:p text:style-name="P9"><text:s text:c="4"/>}</text:p>
      <text:p text:style-name="P9">}</text:p>
      <text:p text:style-name="P1"/>
      <text:p text:style-name="P1">Nuevamente, destacar la utilizacion del formato "all_lower", a la hora de nombrar el metodo <text:span text:style-name="T37">copy_into_this()</text:span><text:span text:style-name="T40">.</text:span></text:p>
      <text:p text:style-name="P2"/>
      <text:p text:style-name="P2">Con esto finalizamos el codigo necesario para definir un DDD_Value_Object:</text:p>
      <text:p text:style-name="P2"/>
      <text:list xml:id="list37225764" text:style-name="L2">
        <text:list-item>
          <text:p text:style-name="P25">Debe proveernos de un mecanismo para averiguar si dos DDD_Value_Objects son iguales (y los son si almacenan el mismo valor).</text:p>
        </text:list-item>
        <text:list-item>
          <text:p text:style-name="P25">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17"><text:span text:style-name="T4">namespace</text:span><text:span text:style-name="T13"> dddsample.domain.shared</text:span></text:p>
      <text:p text:style-name="P9">{</text:p>
      <text:p text:style-name="P18"><text:span text:style-name="T11"><text:s text:c="4"/></text:span><text:span text:style-name="T3">public</text:span><text:span text:style-name="T11"> </text:span><text:span text:style-name="T3">interface</text:span><text:span text:style-name="T11"> </text:span><text:span text:style-name="T21">IValueObject</text:span><text:span text:style-name="T11">&lt;T&gt;</text:span></text:p>
      <text:p text:style-name="P9"><text:s text:c="4"/>{</text:p>
      <text:p text:style-name="P18"><text:span text:style-name="T11"><text:s text:c="8"/></text:span><text:span text:style-name="T3">///</text:span><text:span text:style-name="T42"> </text:span><text:span text:style-name="T3">&lt;summary&gt;</text:span></text:p>
      <text:p text:style-name="P19"><text:span text:style-name="T14"><text:s text:c="8"/></text:span><text:span text:style-name="T6">///</text:span><text:span text:style-name="T43"> Value objects compare by the values of their attributes,</text:span></text:p>
      <text:p text:style-name="P19"><text:span text:style-name="T43"><text:s text:c="8"/></text:span><text:span text:style-name="T6">///</text:span><text:span text:style-name="T43"> they don't have an identity.</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param name=</text:span><text:span text:style-name="T21">"the_other"</text:span><text:span text:style-name="T3">&gt;</text:span><text:span text:style-name="T42">The other value object.</text:span><text:span text:style-name="T3">&lt;/param&gt;</text:span></text:p>
      <text:p text:style-name="P18"><text:span text:style-name="T11"><text:s text:c="8"/></text:span><text:span text:style-name="T3">///</text:span><text:span text:style-name="T42"> </text:span><text:span text:style-name="T3">&lt;returns&gt;&lt;code&gt;</text:span><text:span text:style-name="T42">true</text:span><text:span text:style-name="T3">&lt;/code&gt;</text:span><text:span text:style-name="T42"> if the given value object's and</text:span></text:p>
      <text:p text:style-name="P18"><text:span text:style-name="T3"><text:s text:c="8"/>///</text:span><text:span text:style-name="T42"> this value object's attributes are the same.</text:span><text:span text:style-name="T3">&lt;/returns&gt;</text:span></text:p>
      <text:p text:style-name="P18"><text:span text:style-name="T11"><text:s text:c="8"/></text:span><text:span text:style-name="T3">bool</text:span><text:span text:style-name="T11"> has_the_same_value_as(T the_other);</text:span></text:p>
      <text:p text:style-name="P9"><text:s text:c="8"/></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Value objects can be freely copied.</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returns&gt;</text:span><text:span text:style-name="T42">A safe, deep copy of this value object.</text:span><text:span text:style-name="T3">&lt;/returns&gt;</text:span></text:p>
      <text:p text:style-name="P9"><text:s text:c="8"/>T copy_into_this();</text:p>
      <text:p text:style-name="P9"><text:s text:c="4"/>}</text:p>
      <text:p text:style-name="P9">}</text:p>
      <text:p text:style-name="P2"/>
      <text:p text:style-name="P5"><text:span text:style-name="T3">namespace</text:span><text:span text:style-name="T11"> dddsample.domain.shared</text:span></text:p>
      <text:p text:style-name="P9">{</text:p>
      <text:p text:style-name="P18"><text:span text:style-name="T11"><text:s text:c="4"/></text:span><text:span text:style-name="T3">public</text:span><text:span text:style-name="T11"> </text:span><text:span text:style-name="T3">interface</text:span><text:span text:style-name="T11"> </text:span><text:span text:style-name="T21">IValueObject</text:span><text:span text:style-name="T11">&lt;T&gt;</text:span></text:p>
      <text:p text:style-name="P9"><text:s text:c="4"/>{</text:p>
      <text:p text:style-name="P18"><text:span text:style-name="T11"><text:s text:c="8"/></text:span><text:span text:style-name="T3">bool</text:span><text:span text:style-name="T11"> has_the_same_value_as(T the_other);</text:span></text:p>
      <text:p text:style-name="P9"><text:s text:c="8"/>T copy_into_this();</text:p>
      <text:p text:style-name="P9"><text:s text:c="4"/>}</text:p>
      <text:p text:style-name="P13">}</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4"><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7"><text:span text:style-name="T3">namespace</text:span><text:span text:style-name="T11"> dddsample.domain.shared</text:span></text:p>
      <text:p text:style-name="P9">{</text:p>
      <text:p text:style-name="P18"><text:span text:style-name="T11"><text:s text:c="4"/></text:span><text:span text:style-name="T3">public</text:span><text:span text:style-name="T11"> </text:span><text:span text:style-name="T3">interface</text:span><text:span text:style-name="T11"> </text:span><text:span text:style-name="T21">IEntity</text:span><text:span text:style-name="T11">&lt;T, ID&gt;</text:span></text:p>
      <text:p text:style-name="P9"><text:s text:c="4"/>{</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Entities compare by identity, not by attributes.</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param name=</text:span><text:span text:style-name="T21">"the_other"</text:span><text:span text:style-name="T3">&gt;</text:span><text:span text:style-name="T42">The other entity.</text:span><text:span text:style-name="T3">&lt;/param&gt;</text:span></text:p>
      <text:p text:style-name="P18"><text:span text:style-name="T11"><text:s text:c="8"/></text:span><text:span text:style-name="T3">///</text:span><text:span text:style-name="T42"> </text:span><text:span text:style-name="T3">&lt;returns&gt;&lt;code&gt;</text:span><text:span text:style-name="T42">true</text:span><text:span text:style-name="T3">&lt;/code&gt;</text:span><text:span text:style-name="T42"> if the identities are the same,</text:span></text:p>
      <text:p text:style-name="P18"><text:span text:style-name="T11"><text:s text:c="8"/></text:span><text:span text:style-name="T3">///</text:span><text:span text:style-name="T42"> regardles of other attributes.</text:span><text:span text:style-name="T3">&lt;/returns&gt;</text:span></text:p>
      <text:p text:style-name="P18"><text:span text:style-name="T11"><text:s text:c="8"/></text:span><text:span text:style-name="T3">bool</text:span><text:span text:style-name="T11"> has_the_same_identity_as(T the_other);</text:span></text:p>
      <text:p text:style-name="P9"/>
      <text:p text:style-name="P18"><text:span text:style-name="T11"><text:s text:c="8"/></text:span><text:span text:style-name="T3">///</text:span><text:span text:style-name="T42"> </text:span><text:span text:style-name="T3">&lt;summary&gt;</text:span></text:p>
      <text:p text:style-name="P18"><text:soft-page-break/><text:span text:style-name="T11"><text:s text:c="8"/></text:span><text:span text:style-name="T3">///</text:span><text:span text:style-name="T42"> Entities have an identity.</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returns&gt;</text:span><text:span text:style-name="T42">The identity of this entity.</text:span><text:span text:style-name="T3">&lt;/returns&gt;</text:span></text:p>
      <text:p text:style-name="P9"><text:s text:c="8"/>ID identity();</text:p>
      <text:p text:style-name="P9"><text:s text:c="4"/>}</text:p>
      <text:p text:style-name="P9">}</text:p>
      <text:p text:style-name="P2"/>
      <text:p text:style-name="P2">La novedad, en este caso, seria ese metodo <text:span text:style-name="T37">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37">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4"><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7"><text:span text:style-name="T3">namespace</text:span><text:span text:style-name="T11"> dddsample.domain.shared</text:span></text:p>
      <text:p text:style-name="P9">{</text:p>
      <text:p text:style-name="P18"><text:span text:style-name="T11"><text:s text:c="4"/></text:span><text:span text:style-name="T3">///</text:span><text:span text:style-name="T42"> </text:span><text:span text:style-name="T3">&lt;summary&gt;</text:span></text:p>
      <text:p text:style-name="P18"><text:span text:style-name="T11"><text:s text:c="4"/></text:span><text:span text:style-name="T3">///</text:span><text:span text:style-name="T42"> A domain event is something that is unique, but does not have a lifecycle.</text:span></text:p>
      <text:p text:style-name="P18"><text:span text:style-name="T11"><text:s text:c="4"/></text:span><text:span text:style-name="T3">///</text:span><text:span text:style-name="T42"> The identity may be explicit, for example the sequence number of a payment, </text:span></text:p>
      <text:p text:style-name="P18"><text:span text:style-name="T11"><text:s text:c="4"/></text:span><text:span text:style-name="T3">///</text:span><text:span text:style-name="T42"> or it could be derived from various aspects of the event such as </text:span></text:p>
      <text:p text:style-name="P18"><text:span text:style-name="T11"><text:s text:c="4"/></text:span><text:span text:style-name="T3">///</text:span><text:span text:style-name="T42"> where, when and what has happened.</text:span></text:p>
      <text:p text:style-name="P18"><text:span text:style-name="T11"><text:s text:c="4"/></text:span><text:span text:style-name="T3">///</text:span><text:span text:style-name="T42"> </text:span><text:span text:style-name="T3">&lt;/summary&gt;</text:span></text:p>
      <text:p text:style-name="P18"><text:span text:style-name="T11"><text:s text:c="4"/></text:span><text:span text:style-name="T3">///</text:span><text:span text:style-name="T42"> </text:span><text:span text:style-name="T3">&lt;typeparam name=</text:span><text:span text:style-name="T21">"T"</text:span><text:span text:style-name="T3">&gt;&lt;/typeparam&gt;</text:span></text:p>
      <text:p text:style-name="P18"><text:span text:style-name="T11"><text:s text:c="4"/></text:span><text:span text:style-name="T3">public</text:span><text:span text:style-name="T11"> </text:span><text:span text:style-name="T3">interface</text:span><text:span text:style-name="T11"> </text:span><text:span text:style-name="T21">IDomainEvent</text:span><text:span text:style-name="T11">&lt;T&gt;</text:span></text:p>
      <text:p text:style-name="P9"><text:s text:c="4"/>{</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p>
      <text:p text:style-name="P18"><text:span text:style-name="T11"><text:s text:c="8"/></text:span><text:span text:style-name="T3">///</text:span><text:span text:style-name="T42"> </text:span><text:span text:style-name="T3">&lt;/summary&gt;</text:span></text:p>
      <text:p text:style-name="P18"><text:soft-page-break/><text:span text:style-name="T11"><text:s text:c="8"/></text:span><text:span text:style-name="T3">///</text:span><text:span text:style-name="T42"> </text:span><text:span text:style-name="T3">&lt;param name=</text:span><text:span text:style-name="T21">"the_other_event"</text:span><text:span text:style-name="T3">&gt;</text:span><text:span text:style-name="T42">The other domain event.</text:span><text:span text:style-name="T3">&lt;/param&gt;</text:span></text:p>
      <text:p text:style-name="P18"><text:span text:style-name="T11"><text:s text:c="8"/></text:span><text:span text:style-name="T3">///</text:span><text:span text:style-name="T42"> </text:span><text:span text:style-name="T3">&lt;returns&gt;&lt;code&gt;</text:span><text:span text:style-name="T42">true</text:span><text:span text:style-name="T3">&lt;/code&gt;</text:span><text:span text:style-name="T42"> if the given domain event </text:span></text:p>
      <text:p text:style-name="P18"><text:span text:style-name="T11"><text:s text:c="8"/></text:span><text:span text:style-name="T3">///</text:span><text:span text:style-name="T42"> and this event are regarded as being the same event.</text:span><text:span text:style-name="T3">&lt;/returns&gt;</text:span></text:p>
      <text:p text:style-name="P18"><text:span text:style-name="T11"><text:s text:c="8"/></text:span><text:span text:style-name="T3">bool</text:span><text:span text:style-name="T11"> is_the_same_event_as(T the_other_event);</text:span></text:p>
      <text:p text:style-name="P9"><text:s text:c="4"/>}</text:p>
      <text:p text:style-name="P9">}</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4"><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7237861" text:style-name="L3">
        <text:list-item>
          <text:p text:style-name="P26">AND</text:p>
        </text:list-item>
        <text:list-item>
          <text:p text:style-name="P26">OR</text:p>
        </text:list-item>
        <text:list-item>
          <text:p text:style-name="P26">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17"><text:span text:style-name="T4">namespace</text:span><text:span text:style-name="T13"> dddsample.domain.shared</text:span></text:p>
      <text:p text:style-name="P9">{</text:p>
      <text:p text:style-name="P18"><text:span text:style-name="T11"><text:s text:c="4"/></text:span><text:span text:style-name="T3">public</text:span><text:span text:style-name="T11"> </text:span><text:span text:style-name="T3">interface</text:span><text:span text:style-name="T11"> </text:span><text:span text:style-name="T21">ISpecification</text:span><text:span text:style-name="T11">&lt;T&gt;</text:span></text:p>
      <text:p text:style-name="P9"><text:soft-page-break/><text:s text:c="4"/>{</text:p>
      <text:p text:style-name="P18"><text:span text:style-name="T11"><text:s text:c="8"/></text:span><text:span text:style-name="T3">bool</text:span><text:span text:style-name="T11"> is_satisfied_by(T item);</text:span></text:p>
      <text:p text:style-name="P18"><text:span text:style-name="T11"><text:s text:c="8"/></text:span><text:span text:style-name="T21">ISpecification</text:span><text:span text:style-name="T11">&lt;T&gt; and(</text:span><text:span text:style-name="T21">ISpecification</text:span><text:span text:style-name="T11">&lt;T&gt; spec);</text:span></text:p>
      <text:p text:style-name="P18"><text:span text:style-name="T11"><text:s text:c="8"/></text:span><text:span text:style-name="T21">ISpecification</text:span><text:span text:style-name="T11">&lt;T&gt; or(</text:span><text:span text:style-name="T21">ISpecification</text:span><text:span text:style-name="T11">&lt;T&gt; spec);</text:span></text:p>
      <text:p text:style-name="P18"><text:span text:style-name="T11"><text:s text:c="8"/></text:span><text:span text:style-name="T21">ISpecification</text:span><text:span text:style-name="T11">&lt;T&gt; not();</text:span></text:p>
      <text:p text:style-name="P9"><text:s text:c="4"/>}</text:p>
      <text:p text:style-name="P9">}</text:p>
      <text:p text:style-name="P2"/>
      <text:p text:style-name="P2">aqui con toda la ceremonia implicita de los comentarios:</text:p>
      <text:p text:style-name="P2"/>
      <text:p text:style-name="P17"><text:span text:style-name="T4">namespace</text:span><text:span text:style-name="T13"> dddsample.domain.shared</text:span></text:p>
      <text:p text:style-name="P9">{</text:p>
      <text:p text:style-name="P18"><text:span text:style-name="T11"><text:s text:c="4"/></text:span><text:span text:style-name="T3">///</text:span><text:span text:style-name="T42"> </text:span><text:span text:style-name="T3">&lt;summary&gt;</text:span></text:p>
      <text:p text:style-name="P18"><text:span text:style-name="T11"><text:s text:c="4"/></text:span><text:span text:style-name="T3">///</text:span><text:span text:style-name="T42"> Specification interface.</text:span></text:p>
      <text:p text:style-name="P18"><text:span text:style-name="T11"><text:s text:c="4"/></text:span><text:span text:style-name="T3">///</text:span><text:span text:style-name="T42"> Use </text:span><text:span text:style-name="T3">&lt;code&gt;</text:span><text:span text:style-name="T42">AbstractSpecification</text:span><text:span text:style-name="T3">&lt;/code&gt;</text:span><text:span text:style-name="T42"> as base for creating specifications,</text:span></text:p>
      <text:p text:style-name="P18"><text:span text:style-name="T11"><text:s text:c="4"/></text:span><text:span text:style-name="T3">///</text:span><text:span text:style-name="T42"> and only the method </text:span><text:span text:style-name="T3">&lt;code&gt;</text:span><text:span text:style-name="T42">is_satisfied_by(Object)</text:span><text:span text:style-name="T3">&lt;/code&gt;</text:span><text:span text:style-name="T42"> must be implemented.</text:span></text:p>
      <text:p text:style-name="P18"><text:span text:style-name="T11"><text:s text:c="4"/></text:span><text:span text:style-name="T3">///</text:span><text:span text:style-name="T42"> </text:span><text:span text:style-name="T3">&lt;/summary&gt;</text:span></text:p>
      <text:p text:style-name="P18"><text:span text:style-name="T11"><text:s text:c="4"/></text:span><text:span text:style-name="T3">///</text:span><text:span text:style-name="T42"> </text:span><text:span text:style-name="T3">&lt;typeparam name=</text:span><text:span text:style-name="T21">"T"</text:span><text:span text:style-name="T3">&gt;&lt;/typeparam&gt;</text:span></text:p>
      <text:p text:style-name="P18"><text:span text:style-name="T11"><text:s text:c="4"/></text:span><text:span text:style-name="T3">public</text:span><text:span text:style-name="T11"> </text:span><text:span text:style-name="T3">interface</text:span><text:span text:style-name="T11"> </text:span><text:span text:style-name="T21">ISpecification</text:span><text:span text:style-name="T11">&lt;T&gt;</text:span></text:p>
      <text:p text:style-name="P9"><text:s text:c="4"/>{</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Check if </text:span><text:span text:style-name="T3">&lt;code&gt;</text:span><text:span text:style-name="T42">item</text:span><text:span text:style-name="T3">&lt;/code&gt;</text:span><text:span text:style-name="T42"> is satisfied by the specification.</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param name=</text:span><text:span text:style-name="T21">"item"</text:span><text:span text:style-name="T3">&gt;</text:span><text:span text:style-name="T42">Object to test.</text:span><text:span text:style-name="T3">&lt;/param&gt;</text:span></text:p>
      <text:p text:style-name="P18"><text:span text:style-name="T11"><text:s text:c="8"/></text:span><text:span text:style-name="T3">///</text:span><text:span text:style-name="T42"> </text:span><text:span text:style-name="T3">&lt;returns&gt;&lt;code&gt;</text:span><text:span text:style-name="T42">true</text:span><text:span text:style-name="T3">&lt;/code&gt;</text:span><text:span text:style-name="T42"> if </text:span><text:span text:style-name="T3">&lt;code&gt;</text:span><text:span text:style-name="T42">item</text:span><text:span text:style-name="T3">&lt;/code&gt;</text:span><text:span text:style-name="T42"> </text:span></text:p>
      <text:p text:style-name="P18"><text:span text:style-name="T11"><text:s text:c="8"/></text:span><text:span text:style-name="T3">///</text:span><text:span text:style-name="T42"> satisfies the specification.</text:span><text:span text:style-name="T3">&lt;/returns&gt;</text:span></text:p>
      <text:p text:style-name="P18"><text:span text:style-name="T11"><text:s text:c="8"/></text:span><text:span text:style-name="T3">bool</text:span><text:span text:style-name="T11"> is_satisfied_by(T item);</text:span></text:p>
      <text:p text:style-name="P9"/>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Create a new specification that is the AND operation </text:span></text:p>
      <text:p text:style-name="P18"><text:span text:style-name="T11"><text:s text:c="8"/></text:span><text:span text:style-name="T3">///</text:span><text:span text:style-name="T42"> of </text:span><text:span text:style-name="T3">&lt;code&gt;</text:span><text:span text:style-name="T42">this</text:span><text:span text:style-name="T3">&lt;/code&gt;</text:span><text:span text:style-name="T42"> specification and another specification.</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param name=</text:span><text:span text:style-name="T21">"spec"</text:span><text:span text:style-name="T3">&gt;</text:span><text:span text:style-name="T42">Specification to AND.</text:span><text:span text:style-name="T3">&lt;/param&gt;</text:span></text:p>
      <text:p text:style-name="P18"><text:span text:style-name="T11"><text:s text:c="8"/></text:span><text:span text:style-name="T3">///</text:span><text:span text:style-name="T42"> </text:span><text:span text:style-name="T3">&lt;returns&gt;</text:span><text:span text:style-name="T42">A new specification.</text:span><text:span text:style-name="T3">&lt;/returns&gt;</text:span></text:p>
      <text:p text:style-name="P18"><text:span text:style-name="T11"><text:s text:c="8"/></text:span><text:span text:style-name="T21">ISpecification</text:span><text:span text:style-name="T11">&lt;T&gt; and(</text:span><text:span text:style-name="T21">ISpecification</text:span><text:span text:style-name="T11">&lt;T&gt; spec);</text:span></text:p>
      <text:p text:style-name="P9"><text:s text:c="8"/></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Create a new specification that is the OR operation </text:span></text:p>
      <text:p text:style-name="P18"><text:span text:style-name="T11"><text:s text:c="8"/></text:span><text:span text:style-name="T3">///</text:span><text:span text:style-name="T42"> of </text:span><text:span text:style-name="T3">&lt;code&gt;</text:span><text:span text:style-name="T42">this</text:span><text:span text:style-name="T3">&lt;/code&gt;</text:span><text:span text:style-name="T42"> specification and another specification.</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param name=</text:span><text:span text:style-name="T21">"spec"</text:span><text:span text:style-name="T3">&gt;</text:span><text:span text:style-name="T42">Specification to OR.</text:span><text:span text:style-name="T3">&lt;/param&gt;</text:span></text:p>
      <text:p text:style-name="P18"><text:span text:style-name="T11"><text:s text:c="8"/></text:span><text:span text:style-name="T3">///</text:span><text:span text:style-name="T42"> </text:span><text:span text:style-name="T3">&lt;returns&gt;</text:span><text:span text:style-name="T42">A new specification.</text:span><text:span text:style-name="T3">&lt;/returns&gt;</text:span></text:p>
      <text:p text:style-name="P18"><text:span text:style-name="T11"><text:s text:c="8"/></text:span><text:span text:style-name="T21">ISpecification</text:span><text:span text:style-name="T11">&lt;T&gt; or(</text:span><text:span text:style-name="T21">ISpecification</text:span><text:span text:style-name="T11">&lt;T&gt; spec);</text:span></text:p>
      <text:p text:style-name="P9"><text:s text:c="8"/></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Create a new specification that is the NOT operation </text:span></text:p>
      <text:p text:style-name="P18"><text:span text:style-name="T11"><text:s text:c="8"/></text:span><text:span text:style-name="T3">///</text:span><text:span text:style-name="T42"> of </text:span><text:span text:style-name="T3">&lt;code&gt;</text:span><text:span text:style-name="T42">this</text:span><text:span text:style-name="T3">&lt;/code&gt;</text:span><text:span text:style-name="T42"> specification.</text:span></text:p>
      <text:p text:style-name="P18"><text:span text:style-name="T11"><text:s text:c="8"/></text:span><text:span text:style-name="T3">///</text:span><text:span text:style-name="T42"> </text:span><text:span text:style-name="T3">&lt;/summary&gt;</text:span></text:p>
      <text:p text:style-name="P18"><text:span text:style-name="T11"><text:s text:c="8"/></text:span><text:span text:style-name="T3">///</text:span><text:span text:style-name="T42"> </text:span><text:span text:style-name="T3">&lt;returns&gt;</text:span><text:span text:style-name="T42">A new specification.</text:span><text:span text:style-name="T3">&lt;/returns&gt;</text:span></text:p>
      <text:p text:style-name="P18"><text:span text:style-name="T11"><text:s text:c="8"/></text:span><text:span text:style-name="T21">ISpecification</text:span><text:span text:style-name="T11">&lt;T&gt; not();</text:span></text:p>
      <text:p text:style-name="P9"><text:s text:c="4"/>}</text:p>
      <text:p text:style-name="P9">}</text:p>
      <text:p text:style-name="P2"/>
      <text:p text:style-name="Standard"><text:span text:style-name="T45">NOTA: Creemos haber descubierto un error en el codigo java ya que la signatura propuesta para el metodo </text:span><text:span text:style-name="T48">not()</text:span><text:span text:style-name="T45"> es la siguiente:</text:span></text:p>
      <text:p text:style-name="P2"/>
      <text:p text:style-name="P17"><text:span text:style-name="T22">ISpecificationJava</text:span><text:span text:style-name="T13">&lt;T&gt; not(</text:span><text:span text:style-name="T22">ISpecificationJava</text:span><text:span text:style-name="T13">&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18"><text:span text:style-name="T3">var</text:span><text:span text:style-name="T11"> not_spec = </text:span><text:span text:style-name="T3">new</text:span><text:span text:style-name="T11"> </text:span><text:span text:style-name="T28">ThisIsYourSpecification</text:span><text:span text:style-name="T11">(</text:span><text:span text:style-name="T21">33</text:span><text:span text:style-name="T11">).not();</text:span></text:p>
      <text:p text:style-name="P2"/>
      <text:p text:style-name="P2">suponiendo que tuviesemos un Specification como:</text:p>
      <text:p text:style-name="P2"/>
      <text:p text:style-name="P22">ThisIsYourSpecification</text:p>
      <text:p text:style-name="P2"/>
      <text:p text:style-name="P2">que admitiese numeros enteros, y haer la comprobacion que considerase oportuna</text:p>
      <text:p text:style-name="P2"/>
      <text:p text:style-name="P8"><text:span text:style-name="T28">ThisIsYourSpecification</text:span><text:span text:style-name="T11">(</text:span><text:span text:style-name="T21">33</text:span><text:span text:style-name="T11">)</text:span></text:p>
      <text:p text:style-name="P2"/>
      <text:p text:style-name="P2">si quisieramos negarla seria asi:</text:p>
      <text:p text:style-name="P2"/>
      <text:p text:style-name="P8"><text:span text:style-name="T28">ThisIsYourSpecification</text:span><text:span text:style-name="T11">(</text:span><text:span text:style-name="T21">33</text:span><text:span text:style-name="T11">).not()</text:span></text:p>
      <text:p text:style-name="P2"/>
      <text:p text:style-name="P2">y vemos claramente que:</text:p>
      <text:p text:style-name="P2"/>
      <text:p text:style-name="P12">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7"><text:span text:style-name="T3">public</text:span><text:span text:style-name="T11"> </text:span><text:span text:style-name="T3">abstract</text:span><text:span text:style-name="T11"> </text:span><text:span text:style-name="T3">class</text:span><text:span text:style-name="T11"> </text:span><text:span text:style-name="T28">Specification</text:span><text:span text:style-name="T11">&lt;T&gt; : </text:span><text:span text:style-name="T21">ISpecification</text:span><text:span text:style-name="T11">&lt;T&gt;</text:span></text:p>
      <text:p text:style-name="P9">{</text:p>
      <text:p text:style-name="P18"><text:span text:style-name="T11"><text:s text:c="4"/></text:span><text:span text:style-name="T3">public</text:span><text:span text:style-name="T11"> </text:span><text:span text:style-name="T21">ISpecification</text:span><text:span text:style-name="T11">&lt;T&gt; and(</text:span><text:span text:style-name="T21">ISpecification</text:span><text:span text:style-name="T11">&lt;T&gt; the_other)</text:span></text:p>
      <text:p text:style-name="P9"><text:s text:c="4"/>{</text:p>
      <text:p text:style-name="P18"><text:span text:style-name="T11"><text:s text:c="8"/></text:span><text:span text:style-name="T3">return</text:span><text:span text:style-name="T11"> </text:span><text:span text:style-name="T3">new</text:span><text:span text:style-name="T11"> </text:span><text:span text:style-name="T28">AndSpecification</text:span><text:span text:style-name="T11">&lt;T&gt;(</text:span><text:span text:style-name="T3">this</text:span><text:span text:style-name="T11">, the_other);</text:span></text:p>
      <text:p text:style-name="P9"><text:s text:c="4"/>}</text:p>
      <text:p text:style-name="P9">}</text:p>
      <text:p text:style-name="P2"/>
      <text:p text:style-name="P2">El metodo <text:span text:style-name="T37">and()</text:span>, internamente, crea una instancia de la clase <text:span text:style-name="T37">AndSpecification&lt;T&gt;</text:span>, de forma que nadie que vea desde fuera esta clase pueda saber que la clase <text:span text:style-name="T37">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37">AndSpecification&lt;T&gt;</text:span>, de crear un objeto falso (un mock object) que nos permita, por ejemplo, asertar que para que el metodo and() se comporte tal y como esperamos, durante su ejecucion debe haber invocado una vez, y solo una, el constructor de la clase <text:span text:style-name="T37">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7"><text:span text:style-name="T3">public</text:span><text:span text:style-name="T11"> </text:span><text:span text:style-name="T3">abstract</text:span><text:span text:style-name="T11"> </text:span><text:span text:style-name="T3">class</text:span><text:span text:style-name="T11"> </text:span><text:span text:style-name="T28">Specification</text:span><text:span text:style-name="T11">&lt;T&gt; : </text:span><text:span text:style-name="T21">ISpecification</text:span><text:span text:style-name="T11">&lt;T&gt;</text:span></text:p>
      <text:p text:style-name="P9">{</text:p>
      <text:p text:style-name="P18"><text:span text:style-name="T11"><text:s text:c="4"/></text:span><text:span text:style-name="T28">AndSpecification</text:span><text:span text:style-name="T11">&lt;T&gt; and_specification;</text:span></text:p>
      <text:p text:style-name="P9"><text:s text:c="4"/></text:p>
      <text:p text:style-name="P18"><text:span text:style-name="T11"><text:s text:c="4"/></text:span><text:span text:style-name="T3">public</text:span><text:span text:style-name="T11"> Specification(</text:span><text:span text:style-name="T28">AndSpecification</text:span><text:span text:style-name="T11">&lt;T&gt; and_specification)</text:span></text:p>
      <text:p text:style-name="P9"><text:s text:c="4"/>{</text:p>
      <text:p text:style-name="P18"><text:span text:style-name="T11"><text:s text:c="8"/></text:span><text:span text:style-name="T3">this</text:span><text:span text:style-name="T11">.and_specification = and_specification;</text:span></text:p>
      <text:p text:style-name="P9"><text:s text:c="4"/>}</text:p>
      <text:p text:style-name="P9"/>
      <text:p text:style-name="P18"><text:span text:style-name="T11"><text:s text:c="4"/></text:span><text:span text:style-name="T3">public</text:span><text:span text:style-name="T11"> </text:span><text:span text:style-name="T21">ISpecification</text:span><text:span text:style-name="T11">&lt;T&gt; and(</text:span><text:span text:style-name="T21">ISpecification</text:span><text:span text:style-name="T11">&lt;T&gt; the_other_specification)</text:span></text:p>
      <text:p text:style-name="P9"><text:s text:c="4"/>{</text:p>
      <text:p text:style-name="P18"><text:span text:style-name="T11"><text:s text:c="8"/></text:span><text:span text:style-name="T3">return</text:span><text:span text:style-name="T11"> and_specification(</text:span><text:span text:style-name="T3">this</text:span><text:span text:style-name="T11">, the_other_specification);</text:span></text:p>
      <text:p text:style-name="P9"><text:s text:c="4"/>}</text:p>
      <text:p text:style-name="P9">}</text:p>
      <text:p text:style-name="P2"/>
      <text:p text:style-name="P2">y enfatizamos el "algo como" ya que hemos hecho trampas. <text:span text:style-name="T37">Specification&lt;T&gt;</text:span> es una clase abstracta, por lo que al declararle un constructor nos vemos en la obligacion de heredar la signatura del constructor en cualquier clase que herede de <text:span text:style-name="T37">Specification&lt;T&gt;</text:span> y en el caso de <text:span text:style-name="T37">AndSpecification&lt;T&gt;</text:span> la signatura del constructor de Specification&lt;T&gt; simple y llanamente carece de sentido, ya que el constructor que buscamos para AndSpecification&lt;T&gt; seria algo asi como:</text:p>
      <text:p text:style-name="P2"/>
      <text:p text:style-name="P7"><text:span text:style-name="T3">public</text:span><text:span text:style-name="T11"> AndSpecification(</text:span><text:span text:style-name="T21">ISpecification</text:span><text:span text:style-name="T11">&lt;T&gt; left_side, </text:span><text:span text:style-name="T21">ISpecification</text:span><text:span text:style-name="T11">&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7"><text:span text:style-name="T3">public</text:span><text:span text:style-name="T11"> </text:span><text:span text:style-name="T3">abstract</text:span><text:span text:style-name="T11"> </text:span><text:span text:style-name="T3">class</text:span><text:span text:style-name="T11"> </text:span><text:span text:style-name="T28">Specification</text:span><text:span text:style-name="T11">&lt;T&gt; : </text:span><text:span text:style-name="T21">ISpecification</text:span><text:span text:style-name="T11">&lt;T&gt;</text:span></text:p>
      <text:p text:style-name="P9">{</text:p>
      <text:p text:style-name="P18"><text:span text:style-name="T11"><text:s text:c="4"/></text:span><text:span text:style-name="T28">AndSpecification</text:span><text:span text:style-name="T11">&lt;T&gt; and_specification;</text:span></text:p>
      <text:p text:style-name="P18"><text:span text:style-name="T11"><text:s text:c="4"/></text:span><text:span text:style-name="T28">OrSpecification</text:span><text:span text:style-name="T11">&lt;T&gt; or_specification;</text:span></text:p>
      <text:p text:style-name="P18"><text:span text:style-name="T11"><text:s text:c="4"/></text:span><text:span text:style-name="T28">NotSpecification</text:span><text:span text:style-name="T11">&lt;T&gt; not_specification;</text:span></text:p>
      <text:p text:style-name="P9"/>
      <text:p text:style-name="P18"><text:span text:style-name="T11"><text:s text:c="4"/></text:span><text:span text:style-name="T3">public</text:span><text:span text:style-name="T11"> Specification(</text:span><text:span text:style-name="T28">AndSpecification</text:span><text:span text:style-name="T11">&lt;T&gt; and_specification, </text:span></text:p>
      <text:p text:style-name="P18"><text:span text:style-name="T11"><text:s text:c="25"/></text:span><text:span text:style-name="T28">OrSpecification</text:span><text:span text:style-name="T11">&lt;T&gt; or_specification, </text:span></text:p>
      <text:p text:style-name="P18"><text:span text:style-name="T11"><text:s text:c="25"/></text:span><text:span text:style-name="T28">NotSpecification</text:span><text:span text:style-name="T11">&lt;T&gt; not_specification)</text:span></text:p>
      <text:p text:style-name="P9"><text:s text:c="4"/>{</text:p>
      <text:p text:style-name="P18"><text:span text:style-name="T11"><text:s text:c="8"/></text:span><text:span text:style-name="T3">this</text:span><text:span text:style-name="T11">.and_specification = and_specification;</text:span></text:p>
      <text:p text:style-name="P18"><text:span text:style-name="T11"><text:s text:c="8"/></text:span><text:span text:style-name="T3">this</text:span><text:span text:style-name="T11">.or_specification = or_specification;</text:span></text:p>
      <text:p text:style-name="P18"><text:span text:style-name="T11"><text:s text:c="8"/></text:span><text:span text:style-name="T3">this</text:span><text:span text:style-name="T11">.not_specification = not_specification;</text:span></text:p>
      <text:p text:style-name="P9"><text:s text:c="4"/>}</text:p>
      <text:p text:style-name="P9"/>
      <text:p text:style-name="P18"><text:span text:style-name="T11"><text:s text:c="4"/></text:span><text:span text:style-name="T3">public</text:span><text:span text:style-name="T11"> </text:span><text:span text:style-name="T3">abstract</text:span><text:span text:style-name="T11"> </text:span><text:span text:style-name="T3">bool</text:span><text:span text:style-name="T11"> is_satisfied_by(T item);</text:span></text:p>
      <text:p text:style-name="P9"/>
      <text:p text:style-name="P18"><text:span text:style-name="T11"><text:s text:c="4"/></text:span><text:span text:style-name="T3">public</text:span><text:span text:style-name="T11"> </text:span><text:span text:style-name="T21">ISpecification</text:span><text:span text:style-name="T11">&lt;T&gt; and(</text:span><text:span text:style-name="T21">ISpecification</text:span><text:span text:style-name="T11">&lt;T&gt; the_other_specification)</text:span></text:p>
      <text:p text:style-name="P9"><text:s text:c="4"/>{</text:p>
      <text:p text:style-name="P18"><text:span text:style-name="T11"><text:s text:c="8"/></text:span><text:span text:style-name="T3">return</text:span><text:span text:style-name="T11"> and_specification(</text:span><text:span text:style-name="T3">this</text:span><text:span text:style-name="T11">, the_other_specification);</text:span></text:p>
      <text:p text:style-name="P9"><text:s text:c="4"/>}</text:p>
      <text:p text:style-name="P9"><text:soft-page-break/></text:p>
      <text:p text:style-name="P18"><text:span text:style-name="T11"><text:s text:c="4"/></text:span><text:span text:style-name="T3">public</text:span><text:span text:style-name="T11"> </text:span><text:span text:style-name="T21">ISpecification</text:span><text:span text:style-name="T11">&lt;T&gt; or(</text:span><text:span text:style-name="T21">ISpecification</text:span><text:span text:style-name="T11">&lt;T&gt; the_other_specification)</text:span></text:p>
      <text:p text:style-name="P9"><text:s text:c="4"/>{</text:p>
      <text:p text:style-name="P18"><text:span text:style-name="T11"><text:s text:c="8"/></text:span><text:span text:style-name="T3">return</text:span><text:span text:style-name="T11"> or_specification(</text:span><text:span text:style-name="T3">this</text:span><text:span text:style-name="T11">, the_other_specification);</text:span></text:p>
      <text:p text:style-name="P9"><text:s text:c="4"/>}</text:p>
      <text:p text:style-name="P9"/>
      <text:p text:style-name="P18"><text:span text:style-name="T11"><text:s text:c="4"/></text:span><text:span text:style-name="T3">public</text:span><text:span text:style-name="T11"> </text:span><text:span text:style-name="T21">ISpecification</text:span><text:span text:style-name="T11">&lt;T&gt; not()</text:span></text:p>
      <text:p text:style-name="P9"><text:s text:c="4"/>{</text:p>
      <text:p text:style-name="P18"><text:span text:style-name="T11"><text:s text:c="7"/></text:span><text:span text:style-name="T3">return</text:span><text:span text:style-name="T11"> not_specification(</text:span><text:span text:style-name="T3">this</text:span><text:span text:style-name="T11">);</text:span></text:p>
      <text:p text:style-name="P9"><text:s text:c="4"/>}</text:p>
      <text:p text:style-name="P9">}</text:p>
      <text:p text:style-name="P9"/>
      <text:p text:style-name="P18"><text:span text:style-name="T3">public</text:span><text:span text:style-name="T11"> </text:span><text:span text:style-name="T3">class</text:span><text:span text:style-name="T11"> </text:span><text:span text:style-name="T28">NotSpecification</text:span><text:span text:style-name="T11">&lt;T&gt; : </text:span><text:span text:style-name="T28">Specification</text:span><text:span text:style-name="T11">&lt;T&gt; </text:span></text:p>
      <text:p text:style-name="P9">{</text:p>
      <text:p text:style-name="P18"><text:span text:style-name="T11"><text:s text:c="4"/></text:span><text:span text:style-name="T21">ISpecification</text:span><text:span text:style-name="T11">&lt;T&gt; to_negate;</text:span></text:p>
      <text:p text:style-name="P9"/>
      <text:p text:style-name="P18"><text:span text:style-name="T11"><text:s text:c="4"/></text:span><text:span text:style-name="T3">public</text:span><text:span text:style-name="T11"> NotSpecification(</text:span><text:span text:style-name="T28">AndSpecification</text:span><text:span text:style-name="T11">&lt;T&gt; and_specification, </text:span></text:p>
      <text:p text:style-name="P18"><text:span text:style-name="T11"><text:s text:c="28"/></text:span><text:span text:style-name="T28">OrSpecification</text:span><text:span text:style-name="T11">&lt;T&gt; or_specification, </text:span></text:p>
      <text:p text:style-name="P18"><text:span text:style-name="T11"><text:s text:c="28"/></text:span><text:span text:style-name="T28">NotSpecification</text:span><text:span text:style-name="T11">&lt;T&gt; not_specification) : </text:span></text:p>
      <text:p text:style-name="P18"><text:span text:style-name="T11"><text:s text:c="8"/></text:span><text:span text:style-name="T3">base</text:span><text:span text:style-name="T11">(and_specification, or_specification, not_specification) {}</text:span></text:p>
      <text:p text:style-name="P9"><text:s text:c="8"/></text:p>
      <text:p text:style-name="P18"><text:span text:style-name="T11"><text:s text:c="4"/></text:span><text:span text:style-name="T3">public</text:span><text:span text:style-name="T11"> NotSpecification(</text:span><text:span text:style-name="T21">ISpecification</text:span><text:span text:style-name="T11">&lt;T&gt; to_negate)</text:span></text:p>
      <text:p text:style-name="P9"><text:s text:c="4"/>{</text:p>
      <text:p text:style-name="P18"><text:span text:style-name="T11"><text:s text:c="8"/></text:span><text:span text:style-name="T3">this</text:span><text:span text:style-name="T11">.to_negate = to_negate;</text:span></text:p>
      <text:p text:style-name="P9"><text:s text:c="4"/>}</text:p>
      <text:p text:style-name="P9"/>
      <text:p text:style-name="P18"><text:span text:style-name="T11"><text:s text:c="4"/></text:span><text:span text:style-name="T3">public</text:span><text:span text:style-name="T11"> </text:span><text:span text:style-name="T3">override</text:span><text:span text:style-name="T11"> </text:span><text:span text:style-name="T3">bool</text:span><text:span text:style-name="T11"> is_satisfied_by(T item)</text:span></text:p>
      <text:p text:style-name="P9"><text:s text:c="4"/>{</text:p>
      <text:p text:style-name="P18"><text:span text:style-name="T11"><text:s text:c="8"/></text:span><text:span text:style-name="T3">return</text:span><text:span text:style-name="T11"> !</text:span><text:span text:style-name="T3">this</text:span><text:span text:style-name="T11">.to_negate.is_satisfied_by(item);</text:span></text:p>
      <text:p text:style-name="P9"><text:s text:c="4"/>}</text:p>
      <text:p text:style-name="P9">}</text:p>
      <text:p text:style-name="P9"/>
      <text:p text:style-name="P18"><text:span text:style-name="T3">public</text:span><text:span text:style-name="T11"> </text:span><text:span text:style-name="T3">class</text:span><text:span text:style-name="T11"> </text:span><text:span text:style-name="T28">OrSpecification</text:span><text:span text:style-name="T11">&lt;T&gt; : </text:span><text:span text:style-name="T28">Specification</text:span><text:span text:style-name="T11">&lt;T&gt;</text:span></text:p>
      <text:p text:style-name="P9">{</text:p>
      <text:p text:style-name="P18"><text:span text:style-name="T11"><text:s text:c="4"/></text:span><text:span text:style-name="T21">ISpecification</text:span><text:span text:style-name="T11">&lt;T&gt; left_side;</text:span></text:p>
      <text:p text:style-name="P18"><text:span text:style-name="T11"><text:s text:c="4"/></text:span><text:span text:style-name="T21">ISpecification</text:span><text:span text:style-name="T11">&lt;T&gt; right_side;</text:span></text:p>
      <text:p text:style-name="P9"/>
      <text:p text:style-name="P18"><text:span text:style-name="T11"><text:s text:c="4"/></text:span><text:span text:style-name="T3">public</text:span><text:span text:style-name="T11"> OrSpecification(</text:span><text:span text:style-name="T28">AndSpecification</text:span><text:span text:style-name="T11">&lt;T&gt; and_specification, </text:span></text:p>
      <text:p text:style-name="P18"><text:span text:style-name="T11"><text:s text:c="27"/></text:span><text:span text:style-name="T28">OrSpecification</text:span><text:span text:style-name="T11">&lt;T&gt; or_specification, </text:span></text:p>
      <text:p text:style-name="P18"><text:span text:style-name="T11"><text:s text:c="27"/></text:span><text:span text:style-name="T28">NotSpecification</text:span><text:span text:style-name="T11">&lt;T&gt; not_specification) : </text:span></text:p>
      <text:p text:style-name="P18"><text:span text:style-name="T11"><text:s text:c="8"/></text:span><text:span text:style-name="T3">base</text:span><text:span text:style-name="T11">(and_specification, or_specification, not_specification) {}</text:span></text:p>
      <text:p text:style-name="P9"/>
      <text:p text:style-name="P18"><text:span text:style-name="T11"><text:s text:c="4"/></text:span><text:span text:style-name="T3">public</text:span><text:span text:style-name="T11"> OrSpecification(</text:span><text:span text:style-name="T21">ISpecification</text:span><text:span text:style-name="T11">&lt;T&gt; left_side, </text:span><text:span text:style-name="T21">ISpecification</text:span><text:span text:style-name="T11">&lt;T&gt; right_side)</text:span></text:p>
      <text:p text:style-name="P9"><text:s text:c="4"/>{</text:p>
      <text:p text:style-name="P18"><text:span text:style-name="T11"><text:s text:c="8"/></text:span><text:span text:style-name="T3">this</text:span><text:span text:style-name="T11">.left_side = left_side;</text:span></text:p>
      <text:p text:style-name="P18"><text:span text:style-name="T11"><text:s text:c="8"/></text:span><text:span text:style-name="T3">this</text:span><text:span text:style-name="T11">.right_side = right_side;</text:span></text:p>
      <text:p text:style-name="P9"><text:s text:c="4"/>}</text:p>
      <text:p text:style-name="P9"/>
      <text:p text:style-name="P18"><text:span text:style-name="T11"><text:s text:c="4"/></text:span><text:span text:style-name="T3">public</text:span><text:span text:style-name="T11"> </text:span><text:span text:style-name="T3">override</text:span><text:span text:style-name="T11"> </text:span><text:span text:style-name="T3">bool</text:span><text:span text:style-name="T11"> is_satisfied_by(T item)</text:span></text:p>
      <text:p text:style-name="P9"><text:s text:c="4"/>{</text:p>
      <text:p text:style-name="P18"><text:span text:style-name="T11"><text:s text:c="8"/></text:span><text:span text:style-name="T3">return</text:span><text:span text:style-name="T11"> </text:span><text:span text:style-name="T3">this</text:span><text:span text:style-name="T11">.left_side.is_satisfied_by(item) || </text:span></text:p>
      <text:p text:style-name="P18"><text:span text:style-name="T11"><text:s text:c="15"/></text:span><text:span text:style-name="T3">this</text:span><text:span text:style-name="T11">.right_side.is_satisfied_by(item);</text:span></text:p>
      <text:p text:style-name="P9"><text:s text:c="4"/>}</text:p>
      <text:p text:style-name="P9">}</text:p>
      <text:p text:style-name="P9"/>
      <text:p text:style-name="P18"><text:span text:style-name="T3">public</text:span><text:span text:style-name="T11"> </text:span><text:span text:style-name="T3">class</text:span><text:span text:style-name="T11"> </text:span><text:span text:style-name="T28">AndSpecification</text:span><text:span text:style-name="T11">&lt;T&gt; : </text:span><text:span text:style-name="T28">Specification</text:span><text:span text:style-name="T11">&lt;T&gt;</text:span></text:p>
      <text:p text:style-name="P9">{</text:p>
      <text:p text:style-name="P18"><text:span text:style-name="T11"><text:s text:c="4"/></text:span><text:span text:style-name="T21">ISpecification</text:span><text:span text:style-name="T11">&lt;T&gt; left_side;</text:span></text:p>
      <text:p text:style-name="P18"><text:span text:style-name="T11"><text:s text:c="4"/></text:span><text:span text:style-name="T21">ISpecification</text:span><text:span text:style-name="T11">&lt;T&gt; right_side;</text:span></text:p>
      <text:p text:style-name="P9"/>
      <text:p text:style-name="P18"><text:span text:style-name="T11"><text:s text:c="4"/></text:span><text:span text:style-name="T3">public</text:span><text:span text:style-name="T11"> AndSpecification(</text:span><text:span text:style-name="T28">AndSpecification</text:span><text:span text:style-name="T11">&lt;T&gt; and_specification, </text:span></text:p>
      <text:p text:style-name="P18"><text:span text:style-name="T11"><text:s text:c="28"/></text:span><text:span text:style-name="T28">OrSpecification</text:span><text:span text:style-name="T11">&lt;T&gt; or_specification, </text:span></text:p>
      <text:p text:style-name="P18"><text:soft-page-break/><text:span text:style-name="T11"><text:s text:c="28"/></text:span><text:span text:style-name="T28">NotSpecification</text:span><text:span text:style-name="T11">&lt;T&gt; not_specification) : </text:span></text:p>
      <text:p text:style-name="P18"><text:span text:style-name="T11"><text:s text:c="8"/></text:span><text:span text:style-name="T3">base</text:span><text:span text:style-name="T11">(and_specification, or_specification, not_specification) {}</text:span></text:p>
      <text:p text:style-name="P9"><text:s text:c="8"/></text:p>
      <text:p text:style-name="P18"><text:span text:style-name="T11"><text:s text:c="4"/></text:span><text:span text:style-name="T3">public</text:span><text:span text:style-name="T11"> AndSpecification(</text:span><text:span text:style-name="T21">ISpecification</text:span><text:span text:style-name="T11">&lt;T&gt; left_side, </text:span><text:span text:style-name="T21">ISpecification</text:span><text:span text:style-name="T11">&lt;T&gt; right_side)</text:span></text:p>
      <text:p text:style-name="P9"><text:s text:c="4"/>{</text:p>
      <text:p text:style-name="P18"><text:span text:style-name="T11"><text:s text:c="8"/></text:span><text:span text:style-name="T3">this</text:span><text:span text:style-name="T11">.left_side = left_side;</text:span></text:p>
      <text:p text:style-name="P18"><text:span text:style-name="T11"><text:s text:c="8"/></text:span><text:span text:style-name="T3">this</text:span><text:span text:style-name="T11">.right_side = right_side;</text:span></text:p>
      <text:p text:style-name="P9"><text:s text:c="4"/>}</text:p>
      <text:p text:style-name="P9"/>
      <text:p text:style-name="P18"><text:span text:style-name="T11"><text:s text:c="4"/></text:span><text:span text:style-name="T3">public</text:span><text:span text:style-name="T11"> </text:span><text:span text:style-name="T3">override</text:span><text:span text:style-name="T11"> </text:span><text:span text:style-name="T3">bool</text:span><text:span text:style-name="T11"> is_satisfied_by(T item)</text:span></text:p>
      <text:p text:style-name="P9"><text:s text:c="4"/>{</text:p>
      <text:p text:style-name="P18"><text:span text:style-name="T11"><text:s text:c="8"/></text:span><text:span text:style-name="T3">return</text:span><text:span text:style-name="T11"> </text:span><text:span text:style-name="T3">this</text:span><text:span text:style-name="T11">.left_side.is_satisfied_by(item) &amp;&amp; </text:span></text:p>
      <text:p text:style-name="P18"><text:span text:style-name="T11"><text:s text:c="15"/></text:span><text:span text:style-name="T3">this</text:span><text:span text:style-name="T11">.right_side.is_satisfied_by(item);</text:span></text:p>
      <text:p text:style-name="P9"><text:s text:c="4"/>}</text:p>
      <text:p text:style-name="P9">}</text:p>
      <text:p text:style-name="P2"/>
      <text:p text:style-name="P2">Recordando donde estarian los errores:</text:p>
      <text:p text:style-name="P2"/>
      <text:p text:style-name="P2">Primero:</text:p>
      <text:p text:style-name="P2"/>
      <text:p text:style-name="P21"><text:span text:style-name="T10">public</text:span><text:span text:style-name="T19"> </text:span><text:span text:style-name="T27">ISpecification</text:span><text:span text:style-name="T19">&lt;T&gt; and(</text:span><text:span text:style-name="T27">ISpecification</text:span><text:span text:style-name="T19">&lt;T&gt; the_other_specification)</text:span></text:p>
      <text:p text:style-name="P15">{</text:p>
      <text:p text:style-name="P20"><text:span text:style-name="T19"><text:s text:c="4"/></text:span><text:span text:style-name="T10">return</text:span><text:span text:style-name="T19"> and_specification(</text:span><text:span text:style-name="T10">this</text:span><text:span text:style-name="T19">, the_other_specification);</text:span></text:p>
      <text:p text:style-name="P15">}</text:p>
      <text:p text:style-name="P15"/>
      <text:p text:style-name="P20"><text:span text:style-name="T10">public</text:span><text:span text:style-name="T19"> </text:span><text:span text:style-name="T27">ISpecification</text:span><text:span text:style-name="T19">&lt;T&gt; or(</text:span><text:span text:style-name="T27">ISpecification</text:span><text:span text:style-name="T19">&lt;T&gt; the_other_specification)</text:span></text:p>
      <text:p text:style-name="P15">{</text:p>
      <text:p text:style-name="P20"><text:span text:style-name="T19"><text:s text:c="4"/></text:span><text:span text:style-name="T10">return</text:span><text:span text:style-name="T19"> or_specification(</text:span><text:span text:style-name="T10">this</text:span><text:span text:style-name="T19">, the_other_specification);</text:span></text:p>
      <text:p text:style-name="P15">}</text:p>
      <text:p text:style-name="P15"/>
      <text:p text:style-name="P20"><text:span text:style-name="T10">public</text:span><text:span text:style-name="T19"> </text:span><text:span text:style-name="T27">ISpecification</text:span><text:span text:style-name="T19">&lt;T&gt; not()</text:span></text:p>
      <text:p text:style-name="P15">{</text:p>
      <text:p text:style-name="P20"><text:span text:style-name="T19"><text:s text:c="4"/></text:span><text:span text:style-name="T10">return</text:span><text:span text:style-name="T19"> not_specification(</text:span><text:span text:style-name="T10">this</text:span><text:span text:style-name="T19">);</text:span></text:p>
      <text:p text:style-name="P15">}</text:p>
      <text:p text:style-name="P2"/>
      <text:p text:style-name="P2">los tres <text:span text:style-name="T37">return</text:span> serian erroneos ya que no devuelve el tipo esperado.</text:p>
      <text:p text:style-name="P2"/>
      <text:p text:style-name="P2">Segundo:</text:p>
      <text:p text:style-name="P2"/>
      <text:p text:style-name="P21"><text:span text:style-name="T10">public</text:span><text:span text:style-name="T19"> NotSpecification(</text:span><text:span text:style-name="T27">ISpecification</text:span><text:span text:style-name="T19">&lt;T&gt; to_negate)</text:span></text:p>
      <text:p text:style-name="P15">{</text:p>
      <text:p text:style-name="P20"><text:span text:style-name="T19"><text:s text:c="4"/></text:span><text:span text:style-name="T10">this</text:span><text:span text:style-name="T19">.to_negate = to_negate;</text:span></text:p>
      <text:p text:style-name="P15">}</text:p>
      <text:p text:style-name="P21"/>
      <text:p text:style-name="P21"><text:span text:style-name="T10">public</text:span><text:span text:style-name="T19"> OrSpecification(</text:span><text:span text:style-name="T27">ISpecification</text:span><text:span text:style-name="T19">&lt;T&gt; left_side, </text:span><text:span text:style-name="T27">ISpecification</text:span><text:span text:style-name="T19">&lt;T&gt; right_side)</text:span></text:p>
      <text:p text:style-name="P15">{</text:p>
      <text:p text:style-name="P20"><text:span text:style-name="T19"><text:s text:c="4"/></text:span><text:span text:style-name="T10">this</text:span><text:span text:style-name="T19">.left_side = left_side;</text:span></text:p>
      <text:p text:style-name="P20"><text:span text:style-name="T19"><text:s text:c="4"/></text:span><text:span text:style-name="T10">this</text:span><text:span text:style-name="T19">.right_side = right_side;</text:span></text:p>
      <text:p text:style-name="P15">}</text:p>
      <text:p text:style-name="P21"/>
      <text:p text:style-name="P21"><text:span text:style-name="T10">public</text:span><text:span text:style-name="T19"> AndSpecification(</text:span><text:span text:style-name="T27">ISpecification</text:span><text:span text:style-name="T19">&lt;T&gt; left_side, </text:span><text:span text:style-name="T27">ISpecification</text:span><text:span text:style-name="T19">&lt;T&gt; right_side)</text:span></text:p>
      <text:p text:style-name="P15">{</text:p>
      <text:p text:style-name="P20"><text:span text:style-name="T19"><text:s text:c="4"/></text:span><text:span text:style-name="T10">this</text:span><text:span text:style-name="T19">.left_side = left_side;</text:span></text:p>
      <text:p text:style-name="P20"><text:span text:style-name="T19"><text:s text:c="4"/></text:span><text:span text:style-name="T10">this</text:span><text:span text:style-name="T19">.right_side = right_side;</text:span></text:p>
      <text:p text:style-name="P15">}</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57">abstracta </text:span><text:span text:style-name="T38">Specification&lt;T&gt;</text:span><text:span text:style-name="T57">. Si bien es excelente desde un punto de vista pedagogico (de hecho en el documento DDD_Specification se usa y abusa de ella), creemos que deberiamos intentar eliminarla. La pregunta entonces seria, ¿es factible?.</text:span></text:p>
      <text:p text:style-name="P30"/>
      <text:p text:style-name="P30">Por suerte, la respuesta es afirmativa.</text:p>
      <text:p text:style-name="P30"/>
      <text:p text:style-name="P30">Para empezar, partiriamos de una interface de Ispecification&lt;T&gt; mucho mas clara (expresa mejor al intencion) y minimalista, sin que por ello vayamos a perder funcionalidad:</text:p>
      <text:p text:style-name="P30"/>
      <text:p text:style-name="P30">NOTA: En este epigrafe, por cuestiones de claridad, vamos a limitar al maximo los comentarios en el codigo. Si quieres consultar la version con los comentarios integros, debes acudir al propio codigo fuente</text:p>
      <text:p text:style-name="P2"/>
      <text:p text:style-name="P7"><text:span text:style-name="T3">public</text:span><text:span text:style-name="T11"> </text:span><text:span text:style-name="T3">interface</text:span><text:span text:style-name="T11"> </text:span><text:span text:style-name="T21">ISpecification</text:span><text:span text:style-name="T11">&lt;T&gt;</text:span></text:p>
      <text:p text:style-name="P9">{</text:p>
      <text:p text:style-name="P18"><text:span text:style-name="T11"><text:s text:c="4"/></text:span><text:span text:style-name="T3">bool</text:span><text:span text:style-name="T11"> is_satisfied_by(T item);</text:span></text:p>
      <text:p text:style-name="P9">}</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7"><text:span text:style-name="T3">public</text:span><text:span text:style-name="T11"> </text:span><text:span text:style-name="T3">class</text:span><text:span text:style-name="T11"> </text:span><text:span text:style-name="T28">AndSpecification</text:span><text:span text:style-name="T11">&lt;T&gt; : </text:span><text:span text:style-name="T21">ISpecification</text:span><text:span text:style-name="T11">&lt;T&gt; </text:span></text:p>
      <text:p text:style-name="P9">{</text:p>
      <text:p text:style-name="P18"><text:span text:style-name="T11"><text:s text:c="4"/></text:span><text:span text:style-name="T3">public</text:span><text:span text:style-name="T11"> </text:span><text:span text:style-name="T3">bool</text:span><text:span text:style-name="T11"> is_satisfied_by(T item)</text:span></text:p>
      <text:p text:style-name="P9"><text:s text:c="4"/>{</text:p>
      <text:p text:style-name="P18"><text:span text:style-name="T11"><text:s text:c="8"/></text:span><text:span text:style-name="T3">throw</text:span><text:span text:style-name="T11"> </text:span><text:span text:style-name="T3">new</text:span><text:span text:style-name="T11"> </text:span><text:span text:style-name="T36">NotImplementedException</text:span><text:span text:style-name="T12">();</text:span></text:p>
      <text:p text:style-name="P10"><text:s text:c="4"/>}</text:p>
      <text:p text:style-name="P10">}</text:p>
      <text:p text:style-name="P2"/>
      <text:p text:style-name="P2">Para que pueda realizar su trabajo (lease "para poder implementar el metodo is_satisfied_by(T item)"), vamos a inyectarle via el constructor de sus dos dependencias:</text:p>
      <text:p text:style-name="P2"/>
      <text:p text:style-name="P7"><text:span text:style-name="T3">public</text:span><text:span text:style-name="T11"> AndSpecification(</text:span><text:span text:style-name="T21">ISpecification</text:span><text:span text:style-name="T11">&lt;T&gt; left_side, </text:span><text:span text:style-name="T21">ISpecification</text:span><text:span text:style-name="T11">&lt;T&gt; right_side)</text:span></text:p>
      <text:p text:style-name="P2"/>
      <text:p text:style-name="P2">de forma que pueda realizar su trabajo con un simple:</text:p>
      <text:p text:style-name="P2"/>
      <text:p text:style-name="P7"><text:span text:style-name="T3">return</text:span><text:span text:style-name="T11"> left_side.is_satisfied_by(item) &amp;&amp; right_side.is_satisfied_by(item);</text:span></text:p>
      <text:p text:style-name="P2"/>
      <text:p text:style-name="P2">El codigo completo seria:</text:p>
      <text:p text:style-name="P2"/>
      <text:p text:style-name="P7"><text:span text:style-name="T3">public</text:span><text:span text:style-name="T11"> </text:span><text:span text:style-name="T3">class</text:span><text:span text:style-name="T11"> </text:span><text:span text:style-name="T28">AndSpecification</text:span><text:span text:style-name="T11">&lt;T&gt; : </text:span><text:span text:style-name="T21">ISpecification</text:span><text:span text:style-name="T11">&lt;T&gt; </text:span></text:p>
      <text:p text:style-name="P9">{</text:p>
      <text:p text:style-name="P18"><text:span text:style-name="T11"><text:s text:c="4"/></text:span><text:span text:style-name="T21">ISpecification</text:span><text:span text:style-name="T11">&lt;T&gt; left_side;</text:span></text:p>
      <text:p text:style-name="P18"><text:span text:style-name="T11"><text:s text:c="4"/></text:span><text:span text:style-name="T21">ISpecification</text:span><text:span text:style-name="T11">&lt;T&gt; right_side;</text:span></text:p>
      <text:p text:style-name="P9"><text:soft-page-break/></text:p>
      <text:p text:style-name="P18"><text:span text:style-name="T11"><text:s text:c="4"/></text:span><text:span text:style-name="T3">public</text:span><text:span text:style-name="T11"> AndSpecification(</text:span><text:span text:style-name="T21">ISpecification</text:span><text:span text:style-name="T11">&lt;T&gt; left_side, </text:span><text:span text:style-name="T21">ISpecification</text:span><text:span text:style-name="T11">&lt;T&gt; right_side)</text:span></text:p>
      <text:p text:style-name="P9"><text:s text:c="4"/>{</text:p>
      <text:p text:style-name="P18"><text:span text:style-name="T11"><text:s text:c="8"/></text:span><text:span text:style-name="T3">this</text:span><text:span text:style-name="T11">.left_side = left_side;</text:span></text:p>
      <text:p text:style-name="P18"><text:span text:style-name="T11"><text:s text:c="8"/></text:span><text:span text:style-name="T3">this</text:span><text:span text:style-name="T11">.right_side = right_side;</text:span></text:p>
      <text:p text:style-name="P9"><text:s text:c="4"/>}</text:p>
      <text:p text:style-name="P9"/>
      <text:p text:style-name="P18"><text:span text:style-name="T11"><text:s text:c="4"/></text:span><text:span text:style-name="T3">public</text:span><text:span text:style-name="T11"> </text:span><text:span text:style-name="T3">bool</text:span><text:span text:style-name="T11"> is_satisfied_by(T item)</text:span></text:p>
      <text:p text:style-name="P9"><text:s text:c="4"/>{</text:p>
      <text:p text:style-name="P18"><text:span text:style-name="T11"><text:s text:c="8"/></text:span><text:span text:style-name="T3">return</text:span><text:span text:style-name="T11"> left_side.is_satisfied_by(item) &amp;&amp; right_side.is_satisfied_by(item);</text:span></text:p>
      <text:p text:style-name="P9"><text:s text:c="4"/>}</text:p>
      <text:p text:style-name="P9">}</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list xml:id="list37222500" text:style-name="L4">
        <text:list-item>
          <text:p text:style-name="P27">When asked if an item that meets both requirements satisfies the condition</text:p>
          <text:list>
            <text:list-item>
              <text:p text:style-name="P27">It should confirm that the condition was satisfied.</text:p>
            </text:list-item>
            <text:list-item>
              <text:p text:style-name="P27">It should check if the left side requirement is met.</text:p>
            </text:list-item>
            <text:list-item>
              <text:p text:style-name="P27">It should check if the right side requirement is met.</text:p>
              <text:p text:style-name="P27"/>
            </text:list-item>
          </text:list>
        </text:list-item>
        <text:list-item>
          <text:p text:style-name="P27">When asked if an item that meets only the left side requirement satisfies the condition</text:p>
          <text:list>
            <text:list-item>
              <text:p text:style-name="P27">It should confirm that the condition was satisfied.</text:p>
            </text:list-item>
            <text:list-item>
              <text:p text:style-name="P27">It should check if the left side requirement is met.</text:p>
            </text:list-item>
            <text:list-item>
              <text:p text:style-name="P27">It should check if the right side requirement is not met.</text:p>
              <text:p text:style-name="P27"/>
            </text:list-item>
          </text:list>
        </text:list-item>
        <text:list-item>
          <text:p text:style-name="P27">When asked if an item that meets only the right side requirement satisfies the condition</text:p>
          <text:list>
            <text:list-item>
              <text:p text:style-name="P27">It should confirm that the condition was satisfied.</text:p>
            </text:list-item>
            <text:list-item>
              <text:p text:style-name="P27">It should check if the left side requirement is not met.</text:p>
            </text:list-item>
            <text:list-item>
              <text:p text:style-name="P27">It should check if the right side requirement is met.</text:p>
              <text:p text:style-name="P27"/>
            </text:list-item>
          </text:list>
        </text:list-item>
        <text:list-item>
          <text:p text:style-name="P27">When asked if an item that does not meet any of the requirements satisfies the condition</text:p>
          <text:list>
            <text:list-item>
              <text:p text:style-name="P27">It should confirm that the condition was not satisfied.</text:p>
            </text:list-item>
            <text:list-item>
              <text:p text:style-name="P27">It should check if the left side requirement is not met.</text:p>
            </text:list-item>
            <text:list-item>
              <text:p text:style-name="P27">It should check if the right side requirement is not met.</text:p>
            </text:list-item>
          </text:list>
        </text:list-item>
      </text:list>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Standard"><text:span text:style-name="T45">La primera condicion ("When asked if an item that meets both requirements satisfies the condition") corresponderia al "happy day scenario" (usando una expresion de Jean Paul </text:span><text:span text:style-name="T45">Boodhoo). Es decir, seria la condicion general en la que todo va bien (se cumplen todas las condiciones), y creemos que podemos afirmar sin lugar a dudas que es un practiac positiva empezar la codificacion por ella, para luego ir centarndonos en Scenarios mas </text:span><text:soft-page-break/><text:span text:style-name="T45">concretos donde distintos elementos empiezan a fallar.</text:span></text:p>
      <text:p text:style-name="P2"/>
      <text:p text:style-name="Standard"><text:span text:style-name="T46">Implementando el primer Scenario ("Happy Day Scenario")</text:span><text:span text:style-name="T45">:</text:span></text:p>
      <text:p text:style-name="P2"/>
      <text:p text:style-name="P2">Mantengamos lo siguiente como referencia:</text:p>
      <text:p text:style-name="P2"/>
      <text:list xml:id="list38193777" text:continue-numbering="true" text:style-name="L4">
        <text:list-item>
          <text:p text:style-name="P27">When asked if an item that meets both requirements satisfies the condition</text:p>
          <text:list>
            <text:list-item>
              <text:p text:style-name="P27">It should confirm that the condition was satisfied.</text:p>
            </text:list-item>
            <text:list-item>
              <text:p text:style-name="P27">It should check if the left side requirement is met.</text:p>
            </text:list-item>
            <text:list-item>
              <text:p text:style-name="P27">It should check if the right side requirement is met.</text:p>
            </text:list-item>
          </text:list>
        </text:list-item>
      </text:list>
      <text:p text:style-name="P2"/>
      <text:p text:style-name="P2">La Specification y sus Asertions usando Machine.Specifications.DevelopWithPassion serian:</text:p>
      <text:p text:style-name="P2"/>
      <text:p text:style-name="P7"><text:span text:style-name="T3">public</text:span><text:span text:style-name="T11"> </text:span><text:span text:style-name="T3">class</text:span><text:span text:style-name="T11"> </text:span><text:span text:style-name="T28">concern</text:span><text:span text:style-name="T11"> : </text:span><text:span text:style-name="T28">Observes</text:span><text:span text:style-name="T11">&lt;</text:span><text:span text:style-name="T21">ISpecification</text:span><text:span text:style-name="T11">&lt;</text:span><text:span text:style-name="T21">IWhateverType</text:span><text:span text:style-name="T11">&gt;, </text:span></text:p>
      <text:p text:style-name="P7"><text:span text:style-name="T11"><text:s text:c="32"/></text:span><text:span text:style-name="T28">OrSpecification</text:span><text:span text:style-name="T11">&lt;</text:span><text:span text:style-name="T21">IWhateverType</text:span><text:span text:style-name="T11">&gt;&gt; {}</text:span></text:p>
      <text:p text:style-name="P9"/>
      <text:p text:style-name="P18"><text:span text:style-name="T3">public</text:span><text:span text:style-name="T11"> </text:span><text:span text:style-name="T3">class</text:span><text:span text:style-name="T11"> </text:span><text:span text:style-name="T28">when_asked_if_an_item_that_meets_both_requirements_satisfies_the_condition</text:span><text:span text:style-name="T11"> </text:span></text:p>
      <text:p text:style-name="P18"><text:span text:style-name="T11"><text:s text:c="13"/>: </text:span><text:span text:style-name="T28">concern</text:span></text:p>
      <text:p text:style-name="P9">{</text:p>
      <text:p text:style-name="P18"><text:span text:style-name="T11"><text:s text:c="4"/></text:span><text:span text:style-name="T21">It</text:span><text:span text:style-name="T11"> should_confirm_that_the_condition_was_satisfied = () =&gt; </text:span></text:p>
      <text:p text:style-name="P18"><text:span text:style-name="T11"><text:s text:c="8"/>result.ShouldEqual(</text:span><text:span text:style-name="T3">true</text:span><text:span text:style-name="T11">);</text:span></text:p>
      <text:p text:style-name="P9"/>
      <text:p text:style-name="P18"><text:span text:style-name="T11"><text:s text:c="4"/></text:span><text:span text:style-name="T21">It</text:span><text:span text:style-name="T11"> should_check_if_the_left_side_requirement_is_met = () =&gt; </text:span></text:p>
      <text:p text:style-name="P9"><text:s text:c="8"/>left_side_specification.received(</text:p>
      <text:p text:style-name="P9"><text:s text:c="12"/>x =&gt; x.is_satisfied_by(the_item_that_meets_the_requirements));</text:p>
      <text:p text:style-name="P9"/>
      <text:p text:style-name="P18"><text:span text:style-name="T11"><text:s text:c="4"/></text:span><text:span text:style-name="T21">It</text:span><text:span text:style-name="T11"> should_check_if_the_right_side_requirement_is_met = () =&gt; </text:span></text:p>
      <text:p text:style-name="P9"><text:s text:c="8"/>right_side_specification.received(</text:p>
      <text:p text:style-name="P9"><text:s/><text:span text:style-name="T56"><text:s text:c="11"/>x =&gt; x.is_satisfied_by(the_item_that_meets_the_requirements));</text:span></text:p>
      <text:p text:style-name="P36">}</text:p>
      <text:p text:style-name="P2"/>
      <text:p text:style-name="P2">Analicemos por un instante las Asertions de los Bloque IT por separado, para evitar perdernos en el monton de codigo:</text:p>
      <text:p text:style-name="P2"/>
      <text:p text:style-name="Standard"><text:span text:style-name="T46">It should confirm that the condition was satisfied</text:span><text:span text:style-name="T45">:</text:span></text:p>
      <text:p text:style-name="P2"/>
      <text:p text:style-name="P18"><text:span text:style-name="T21">It</text:span><text:span text:style-name="T11"> should_confirm_that_the_condition_was_satisfied = () =&gt; </text:span></text:p>
      <text:p text:style-name="P18"><text:span text:style-name="T13"><text:s text:c="8"/>result.ShouldEqual(</text:span><text:span text:style-name="T4">true</text:span><text:span text:style-name="T13">);</text:span></text:p>
      <text:p text:style-name="P2"/>
      <text:p text:style-name="P2">para confirmar que la condicion se ha cumplido necesitamos comprobar que el resultado es true, y eso, exactamente es lo que hemos escrito.</text:p>
      <text:p text:style-name="P2"/>
      <text:p text:style-name="Standard"><text:span text:style-name="T46">It should check if the left side requirement is met</text:span><text:span text:style-name="T47">:</text:span></text:p>
      <text:p text:style-name="P30"/>
      <text:p text:style-name="P18"><text:span text:style-name="T21">It</text:span><text:span text:style-name="T11"> should_check_if_the_left_side_requirement_is_met = () =&gt; </text:span></text:p>
      <text:p text:style-name="P9"><text:s text:c="8"/>left_side_specification.received(</text:p>
      <text:p text:style-name="P9"><text:s text:c="12"/>x =&gt; x.is_satisfied_by(the_item_that_meets_the_requirements));</text:p>
      <text:p text:style-name="P1"/>
      <text:p text:style-name="P1">para confirmar que los requisitos del ISpecification&lt;T&gt; del lado izquierdo se han cumplido, basta con saber que hemos llamado al metodo "is_satisfied_by (T item)" con el item "the_item_that_meets_the_requirements", y eso es lo que comprobamos cuando invocamos "left_side_specification.received()", que se ha producido esa llamada.</text:p>
      <text:p text:style-name="P1"/>
      <text:p text:style-name="Standard"><text:span text:style-name="T46">It should check if the right side requirement is met</text:span><text:span text:style-name="T47">:</text:span></text:p>
      <text:p text:style-name="P30"/>
      <text:p text:style-name="P18"><text:span text:style-name="T21">It</text:span><text:span text:style-name="T11"> should_check_if_the_right_side_requirement_is_met = () =&gt; </text:span></text:p>
      <text:p text:style-name="P9"><text:s text:c="8"/>right_side_specification.received(</text:p>
      <text:p text:style-name="P9"><text:s text:c="12"/>x =&gt; x.is_satisfied_by(the_item_that_meets_the_requirements));</text:p>
      <text:p text:style-name="P1"/>
      <text:p text:style-name="P1">exactamente igual que en el caso anterior pero con la ISpecification&lt;T&gt; del lado derecho.</text:p>
      <text:p text:style-name="P1"/>
      <text:p text:style-name="P1"><text:span text:style-name="T50">El bloque BECAUSE del primer Scenario</text:span><text:span text:style-name="T49">:</text:span></text:p>
      <text:p text:style-name="P2"><text:soft-page-break/></text:p>
      <text:p text:style-name="P2">Recordemos que en este bloque es en el que vamos a detallar la razon por la cual se produce el comportamiento testado, es decir, es donde invocamos el System Under Test (sut):</text:p>
      <text:p text:style-name="P2"/>
      <text:p text:style-name="P18"><text:span text:style-name="T21">Because</text:span><text:span text:style-name="T11"> of = () =&gt; </text:span><text:span text:style-name="T13">result = sut.is_satisfied_by(the_item_that_meets_the_requirements);</text:span></text:p>
      <text:p text:style-name="P2"/>
      <text:p text:style-name="P2">y efectivamente eso es todo lo que hacemos, invocar el metodo que queremos testar (sut.is_satisfied_by()) con sus parametros adecuados (the_item_that_meets_the_requirements), para provocar el comportamiento buscado.</text:p>
      <text:p text:style-name="P2"/>
      <text:p text:style-name="P1"><text:span text:style-name="T50">El bloque ESTABLISH del primer Scenario</text:span><text:span text:style-name="T49">:</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18"><text:span text:style-name="T21">Establish</text:span><text:span text:style-name="T11"> context = () =&gt;</text:span></text:p>
      <text:p text:style-name="P9">{</text:p>
      <text:p text:style-name="P18"><text:span text:style-name="T11"><text:s text:c="4"/>left_side_specification = the_dependency&lt;</text:span><text:span text:style-name="T21">ISpecification</text:span><text:span text:style-name="T11">&lt;</text:span><text:span text:style-name="T21">IWhateverType</text:span><text:span text:style-name="T11">&gt;&gt;();</text:span></text:p>
      <text:p text:style-name="P18"><text:span text:style-name="T11"><text:s text:c="4"/>right_side_specification = the_dependency&lt;</text:span><text:span text:style-name="T21">ISpecification</text:span><text:span text:style-name="T11">&lt;</text:span><text:span text:style-name="T21">IWhateverType</text:span><text:span text:style-name="T11">&gt;&gt;();</text:span></text:p>
      <text:p text:style-name="P18"><text:span text:style-name="T11"><text:s text:c="4"/>the_item_that_meets_the_requirements = an&lt;</text:span><text:span text:style-name="T21">IWhateverType</text:span><text:span text:style-name="T11">&gt;();</text:span></text:p>
      <text:p text:style-name="P9"/>
      <text:p text:style-name="P9"><text:s text:c="4"/>left_side_specification</text:p>
      <text:p text:style-name="P9"><text:s text:c="8"/>.Stub(x =&gt; x.is_satisfied_by(the_item_that_meets_the_requirements))</text:p>
      <text:p text:style-name="P18"><text:span text:style-name="T11"><text:s text:c="8"/>.Return(</text:span><text:span text:style-name="T3">true</text:span><text:span text:style-name="T11">);</text:span></text:p>
      <text:p text:style-name="P9"><text:s text:c="4"/>right_side_specification</text:p>
      <text:p text:style-name="P9"><text:s text:c="8"/>.Stub(x =&gt; x.is_satisfied_by(the_item_that_meets_the_requirements))</text:p>
      <text:p text:style-name="P18"><text:span text:style-name="T11"><text:s text:c="8"/>.Return(</text:span><text:span text:style-name="T3">true</text:span><text:span text:style-name="T11">);</text:span></text:p>
      <text:p text:style-name="P12">};</text:p>
      <text:p text:style-name="P2"/>
      <text:p text:style-name="P2">Vemos que esta dividido en dos bloques:</text:p>
      <text:p text:style-name="P2"/>
      <text:list xml:id="list37227671" text:style-name="L5">
        <text:list-item>
          <text:p text:style-name="P28">En el primer bloque simplemente creamos todos los objetos que necesitamos a traves de las factorias que nos provee machine.specifications.developwithpassion:</text:p>
          <text:list>
            <text:list-item>
              <text:p text:style-name="P28">the_dependency&lt;T&gt;(), crea un mock del tipo especificado por T y ademas lo inyecta al constructor cuando se crea el System Under Test (sut).</text:p>
            </text:list-item>
            <text:list-item>
              <text:p text:style-name="P28">an&lt;T&gt;(), crea un stub del tipo espedcificado por T.</text:p>
            </text:list-item>
          </text:list>
        </text:list-item>
      </text:list>
      <text:p text:style-name="P2"/>
      <text:p text:style-name="P2">Es decir, creamos dos mocks para inyectar en el constructor del sut (left_side_specification y right_side_specification) y un stub de proposito general (the_item_that_meets_the_requirements).</text:p>
      <text:p text:style-name="P2"/>
      <text:list xml:id="list37253174" text:style-name="L6">
        <text:list-item>
          <text:p text:style-name="P29">En el segundo bloque establecemos el comportamiento esperado de los dos mocks creados anteriormente (left_side_specification y right_side_specification), obligandolos a que:</text:p>
          <text:list>
            <text:list-item>
              <text:p text:style-name="P29">cuando reciban una llamada al metodo is_satisfied_by() con el argumento the_item_that_meets_the_requirements,</text:p>
            </text:list-item>
            <text:list-item>
              <text:p text:style-name="P29">devuelva el valor true.</text:p>
            </text:list-item>
          </text:list>
        </text:list-item>
      </text:list>
      <text:p text:style-name="P2"/>
      <text:p text:style-name="Standard"><text:span text:style-name="T46">La implementacion completa del primer Scenario ("Happy Day Scenario")</text:span><text:span text:style-name="T45">:</text:span><text:span text:style-name="T45"> </text:span></text:p>
      <text:p text:style-name="P2"/>
      <text:p text:style-name="P2">Esta seria la BDD_Spec completa con todos los elementos que entran en juego:</text:p>
      <text:p text:style-name="P2"/>
      <text:p text:style-name="P7"><text:span text:style-name="T3">public</text:span><text:span text:style-name="T11"> </text:span><text:span text:style-name="T3">class</text:span><text:span text:style-name="T11"> </text:span><text:span text:style-name="T28">concern</text:span><text:span text:style-name="T11"> : </text:span><text:span text:style-name="T28">Observes</text:span><text:span text:style-name="T11">&lt;</text:span><text:span text:style-name="T21">ISpecification</text:span><text:span text:style-name="T11">&lt;</text:span><text:span text:style-name="T21">IWhateverType</text:span><text:span text:style-name="T11">&gt;, </text:span></text:p>
      <text:p text:style-name="P7"><text:span text:style-name="T11"><text:s text:c="32"/></text:span><text:span text:style-name="T28">OrSpecification</text:span><text:span text:style-name="T11">&lt;</text:span><text:span text:style-name="T21">IWhateverType</text:span><text:span text:style-name="T11">&gt;&gt; {}</text:span></text:p>
      <text:p text:style-name="P9"/>
      <text:p text:style-name="P18"><text:span text:style-name="T3">public</text:span><text:span text:style-name="T11"> </text:span><text:span text:style-name="T3">class</text:span><text:span text:style-name="T11"> </text:span><text:span text:style-name="T28">when_asked_if_an_item_that_meets_both_requirements_satisfies_the_condition</text:span><text:span text:style-name="T11"> </text:span></text:p>
      <text:p text:style-name="P18"><text:span text:style-name="T11"><text:s text:c="13"/>: </text:span><text:span text:style-name="T28">concern</text:span></text:p>
      <text:p text:style-name="P9">{</text:p>
      <text:p text:style-name="P18"><text:span text:style-name="T11"><text:s text:c="4"/></text:span><text:span text:style-name="T21">Establish</text:span><text:span text:style-name="T11"> context = () =&gt;</text:span></text:p>
      <text:p text:style-name="P9"><text:s text:c="4"/>{</text:p>
      <text:p text:style-name="P18"><text:soft-page-break/><text:span text:style-name="T11"><text:s text:c="8"/>left_side_specification = the_dependency&lt;</text:span><text:span text:style-name="T21">ISpecification</text:span><text:span text:style-name="T11">&lt;</text:span><text:span text:style-name="T21">IWhateverType</text:span><text:span text:style-name="T11">&gt;&gt;();</text:span></text:p>
      <text:p text:style-name="P18"><text:span text:style-name="T11"><text:s text:c="8"/>right_side_specification = the_dependency&lt;</text:span><text:span text:style-name="T21">ISpecification</text:span><text:span text:style-name="T11">&lt;</text:span><text:span text:style-name="T21">IWhateverType</text:span><text:span text:style-name="T11">&gt;&gt;();</text:span></text:p>
      <text:p text:style-name="P18"><text:span text:style-name="T11"><text:s text:c="8"/>the_item_that_meets_the_requirements = an&lt;</text:span><text:span text:style-name="T21">IWhateverType</text:span><text:span text:style-name="T11">&gt;();</text:span></text:p>
      <text:p text:style-name="P9"/>
      <text:p text:style-name="P9"><text:s text:c="8"/>left_side_specification</text:p>
      <text:p text:style-name="P9"><text:s text:c="12"/>.Stub(x =&gt; x.is_satisfied_by(the_item_that_meets_the_requirements))</text:p>
      <text:p text:style-name="P18"><text:span text:style-name="T11"><text:s text:c="12"/>.Return(</text:span><text:span text:style-name="T3">true</text:span><text:span text:style-name="T11">);</text:span></text:p>
      <text:p text:style-name="P9"><text:s text:c="8"/>right_side_specification</text:p>
      <text:p text:style-name="P9"><text:s text:c="12"/>.Stub(x =&gt; x.is_satisfied_by(the_item_that_meets_the_requirements))</text:p>
      <text:p text:style-name="P18"><text:span text:style-name="T11"><text:s text:c="12"/>.Return(</text:span><text:span text:style-name="T3">true</text:span><text:span text:style-name="T11">);</text:span></text:p>
      <text:p text:style-name="P9"><text:s text:c="4"/>};</text:p>
      <text:p text:style-name="P9"/>
      <text:p text:style-name="P18"><text:span text:style-name="T11"><text:s text:c="4"/></text:span><text:span text:style-name="T21">Because</text:span><text:span text:style-name="T11"> of = () =&gt; </text:span></text:p>
      <text:p text:style-name="P9"><text:s text:c="8"/>result = sut.is_satisfied_by(the_item_that_meets_the_requirements);</text:p>
      <text:p text:style-name="P9"/>
      <text:p text:style-name="P18"><text:span text:style-name="T11"><text:s text:c="4"/></text:span><text:span text:style-name="T21">It</text:span><text:span text:style-name="T11"> should_confirm_that_the_condition_was_satisfied = () =&gt; </text:span></text:p>
      <text:p text:style-name="P18"><text:span text:style-name="T11"><text:s text:c="8"/>result.ShouldEqual(</text:span><text:span text:style-name="T3">true</text:span><text:span text:style-name="T11">);</text:span></text:p>
      <text:p text:style-name="P9"/>
      <text:p text:style-name="P18"><text:span text:style-name="T11"><text:s text:c="4"/></text:span><text:span text:style-name="T21">It</text:span><text:span text:style-name="T11"> should_check_if_the_left_side_requirement_is_met = () =&gt; </text:span></text:p>
      <text:p text:style-name="P9"><text:s text:c="8"/>left_side_specification.received(</text:p>
      <text:p text:style-name="P9"><text:s text:c="12"/>x =&gt; x.is_satisfied_by(the_item_that_meets_the_requirements));</text:p>
      <text:p text:style-name="P9"/>
      <text:p text:style-name="P18"><text:span text:style-name="T11"><text:s text:c="4"/></text:span><text:span text:style-name="T21">It</text:span><text:span text:style-name="T11"> should_check_if_the_right_side_requirement_is_met = () =&gt; </text:span></text:p>
      <text:p text:style-name="P9"><text:s text:c="8"/>right_side_specification.received(</text:p>
      <text:p text:style-name="P9"><text:s text:c="12"/>x =&gt; x.is_satisfied_by(the_item_that_meets_the_requirements));</text:p>
      <text:p text:style-name="P9"/>
      <text:p text:style-name="P18"><text:span text:style-name="T11"><text:s text:c="4"/></text:span><text:span text:style-name="T3">static</text:span><text:span text:style-name="T11"> </text:span><text:span text:style-name="T3">bool</text:span><text:span text:style-name="T11"> result;</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left_side_specification;</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right_side_specification;</text:span></text:p>
      <text:p text:style-name="P18"><text:span text:style-name="T11"><text:s text:c="4"/></text:span><text:span text:style-name="T3">static</text:span><text:span text:style-name="T11"> </text:span><text:span text:style-name="T21">IWhateverType</text:span><text:span text:style-name="T11"> the_item_that_meets_the_requirements;</text:span></text:p>
      <text:p text:style-name="P9">}</text:p>
      <text:p text:style-name="P9"/>
      <text:p text:style-name="P9"><text:span text:style-name="T2">public</text:span> <text:span text:style-name="T2">interface</text:span> <text:span text:style-name="T20">IWhateverType</text:span> {}</text:p>
      <text:p text:style-name="P2"/>
      <text:p text:style-name="P2">incluida al final la interface IWhateverType(), que simula el comportamiento de cualquier interface que definamos.</text:p>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18"><text:span text:style-name="T21">It</text:span><text:span text:style-name="T11"> should_check_if_the_left_side_requirement_is_met</text:span></text:p>
      <text:p text:style-name="P18"><text:span text:style-name="T21">It</text:span><text:span text:style-name="T11"> should_check_if_the_right_side_requirement_is_met</text:span><text:span text:style-name="T13"> <text:s text:c="3"/></text:span></text:p>
      <text:p text:style-name="P2"/>
      <text:p text:style-name="P2">vemos que necesitamos que necesitamos:</text:p>
      <text:p text:style-name="P2"/>
      <text:p text:style-name="P16">left_side_specification.is_satisfied_by(item);</text:p>
      <text:p text:style-name="P15">right_side_specification.is_satisfied_by(item);</text:p>
      <text:p text:style-name="P2"/>
      <text:p text:style-name="P2">y que ademas ambas specifications (left_side_specification y right_side_specifcation) deben provenir del constructor de la clase (via constructor inyection):</text:p>
      <text:p text:style-name="P2"/>
      <text:p text:style-name="P7"><text:soft-page-break/><text:span text:style-name="T3">public</text:span><text:span text:style-name="T11"> OrSpecification(</text:span><text:span text:style-name="T21">ISpecification</text:span><text:span text:style-name="T11">&lt;T&gt; left_side_specification, </text:span></text:p>
      <text:p text:style-name="P7"><text:span text:style-name="T11"><text:s text:c="23"/></text:span><text:span text:style-name="T21">ISpecification</text:span><text:span text:style-name="T11">&lt;T&gt; right_side_specification)</text:span></text:p>
      <text:p text:style-name="P2"/>
      <text:p text:style-name="P2">Es decir, con este codigo que se muestra a continuacion conseguiriamos que los dos bloques IT compilasen y ademas cumpliesen los requisitos:</text:p>
      <text:p text:style-name="P2"/>
      <text:p text:style-name="P7"><text:span text:style-name="T3">public</text:span><text:span text:style-name="T11"> </text:span><text:span text:style-name="T3">class</text:span><text:span text:style-name="T11"> </text:span><text:span text:style-name="T28">OrSpecification</text:span><text:span text:style-name="T11">&lt;T&gt; : </text:span><text:span text:style-name="T21">ISpecification</text:span><text:span text:style-name="T11">&lt;T&gt;</text:span></text:p>
      <text:p text:style-name="P9">{</text:p>
      <text:p text:style-name="P18"><text:span text:style-name="T11"><text:s text:c="4"/></text:span><text:span text:style-name="T21">ISpecification</text:span><text:span text:style-name="T11">&lt;T&gt; left_side_specification;</text:span></text:p>
      <text:p text:style-name="P18"><text:span text:style-name="T11"><text:s text:c="4"/></text:span><text:span text:style-name="T21">ISpecification</text:span><text:span text:style-name="T11">&lt;T&gt; right_side_specification;</text:span></text:p>
      <text:p text:style-name="P9"/>
      <text:p text:style-name="P18"><text:span text:style-name="T11"><text:s text:c="4"/></text:span><text:span text:style-name="T3">public</text:span><text:span text:style-name="T11"> OrSpecification(</text:span><text:span text:style-name="T21">ISpecification</text:span><text:span text:style-name="T11">&lt;T&gt; left_side_specification, </text:span></text:p>
      <text:p text:style-name="P18"><text:span text:style-name="T11"><text:s text:c="27"/></text:span><text:span text:style-name="T21">ISpecification</text:span><text:span text:style-name="T11">&lt;T&gt; right_side_specification)</text:span></text:p>
      <text:p text:style-name="P9"><text:s text:c="4"/>{</text:p>
      <text:p text:style-name="P18"><text:span text:style-name="T11"><text:s text:c="8"/></text:span><text:span text:style-name="T3">this</text:span><text:span text:style-name="T11">.left_side_specification = left_side_specification;</text:span></text:p>
      <text:p text:style-name="P18"><text:span text:style-name="T11"><text:s text:c="8"/></text:span><text:span text:style-name="T3">this</text:span><text:span text:style-name="T11">.right_side_specification = right_side_specification;</text:span></text:p>
      <text:p text:style-name="P9"><text:s text:c="4"/>}</text:p>
      <text:p text:style-name="P9"/>
      <text:p text:style-name="P18"><text:span text:style-name="T11"><text:s text:c="4"/></text:span><text:span text:style-name="T3">public</text:span><text:span text:style-name="T11"> </text:span><text:span text:style-name="T3">bool</text:span><text:span text:style-name="T11"> is_satisfied_by(T item)</text:span></text:p>
      <text:p text:style-name="P9"><text:s text:c="4"/>{</text:p>
      <text:p text:style-name="P9"><text:s text:c="8"/>left_side_specification.is_satisfied_by(item);</text:p>
      <text:p text:style-name="P9"><text:s text:c="8"/>right_side_specification.is_satisfied_by(item);</text:p>
      <text:p text:style-name="P18"><text:span text:style-name="T11"><text:s text:c="8"/></text:span><text:span text:style-name="T3">return</text:span><text:span text:style-name="T11"> </text:span><text:span text:style-name="T3">false</text:span><text:span text:style-name="T11">;</text:span></text:p>
      <text:p text:style-name="P9"><text:s text:c="4"/>}</text:p>
      <text:p text:style-name="P9">}</text:p>
      <text:p text:style-name="P2"/>
      <text:p text:style-name="P2">Es importante desde un punto de vista pedagogico este paso, ya que, claramente la clase no hace lo que queremos (devuelve siempre false, sean cuales sean las dos specifications y el item que le pasamos),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8"><text:span text:style-name="T21">It</text:span><text:span text:style-name="T11"> should_confirm_that_the_condition_was_satisfied</text:span></text:p>
      <text:p text:style-name="P2"/>
      <text:p text:style-name="P2">Pero tiene facil arreglo, basta con devolver true, en vez de false:</text:p>
      <text:p text:style-name="P2"/>
      <text:p text:style-name="P18"><text:span text:style-name="T3">public</text:span><text:span text:style-name="T11"> </text:span><text:span text:style-name="T3">bool</text:span><text:span text:style-name="T11"> is_satisfied_by(T item)</text:span></text:p>
      <text:p text:style-name="P9">{</text:p>
      <text:p text:style-name="P9"><text:s text:c="4"/>left_side_specification.is_satisfied_by(item);</text:p>
      <text:p text:style-name="P9"><text:s text:c="4"/>right_side_specification.is_satisfied_by(item);</text:p>
      <text:p text:style-name="P18"><text:span text:style-name="T11"><text:s text:c="4"/></text:span><text:span text:style-name="T3">return</text:span><text:span text:style-name="T11"> </text:span><text:span text:style-name="T3">true</text:span><text:span text:style-name="T11">;</text:span></text:p>
      <text:p text:style-name="P12">}</text:p>
      <text:p text:style-name="P2"/>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los operandos por separado:</text:p>
      <text:p text:style-name="P2"/>
      <text:p text:style-name="P9">left_side_specification.is_satisfied_by(item);</text:p>
      <text:p text:style-name="P12">right_side_specification.is_satisfied_by(item);</text:p>
      <text:p text:style-name="P2"/>
      <text:p text:style-name="P2">pero no tiene en cuenta los resultados de dicha evaluacion y devuelve siempre true:</text:p>
      <text:p text:style-name="P2"/>
      <text:p text:style-name="P8"><text:span text:style-name="T3">return</text:span><text:span text:style-name="T11"> </text:span><text:span text:style-name="T3">true</text:span><text:span text:style-name="T11">;</text:span></text:p>
      <text:p text:style-name="P2"><text:soft-page-break/></text:p>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Que es lo que ocurre entonces?</text:p>
      <text:p text:style-name="P2"/>
      <text:p text:style-name="P2">Pues que necesitamos programar las otras BDD_Specs que quedan:</text:p>
      <text:p text:style-name="P2"/>
      <text:list xml:id="list38199192" text:continue-list="list38193777" text:style-name="L4">
        <text:list-item>
          <text:p text:style-name="P27">When asked if an item that meets only the left side requirement satisfies the condition</text:p>
          <text:list>
            <text:list-item>
              <text:p text:style-name="P27">It should confirm that the condition was satisfied.</text:p>
            </text:list-item>
            <text:list-item>
              <text:p text:style-name="P27">It should check if the left side requirement is met.</text:p>
            </text:list-item>
            <text:list-item>
              <text:p text:style-name="P27">It should check if the right side requirement is not met.</text:p>
              <text:p text:style-name="P27"/>
            </text:list-item>
          </text:list>
        </text:list-item>
        <text:list-item>
          <text:p text:style-name="P27">When asked if an item that meets only the right side requirement satisfies the condition</text:p>
          <text:list>
            <text:list-item>
              <text:p text:style-name="P27">It should confirm that the condition was satisfied.</text:p>
            </text:list-item>
            <text:list-item>
              <text:p text:style-name="P27">It should check if the left side requirement is not met.</text:p>
            </text:list-item>
            <text:list-item>
              <text:p text:style-name="P27">It should check if the right side requirement is met.</text:p>
              <text:p text:style-name="P27"/>
            </text:list-item>
          </text:list>
        </text:list-item>
        <text:list-item>
          <text:p text:style-name="P27">When asked if an item that does not meet any of the requirements satisfies the condition</text:p>
          <text:list>
            <text:list-item>
              <text:p text:style-name="P27">It should confirm that the condition was not satisfied.</text:p>
            </text:list-item>
            <text:list-item>
              <text:p text:style-name="P27">It should check if the left side requirement is not met.</text:p>
            </text:list-item>
            <text:list-item>
              <text:p text:style-name="P27">It should check if the right side requirement is not met.</text:p>
            </text:list-item>
          </text:list>
        </text:list-item>
      </text:list>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7"><text:span text:style-name="T3">public</text:span><text:span text:style-name="T11"> </text:span><text:span text:style-name="T3">bool</text:span><text:span text:style-name="T11"> is_satisfied_by(T item)</text:span></text:p>
      <text:p text:style-name="P9">{</text:p>
      <text:p text:style-name="P18"><text:span text:style-name="T11"><text:s text:c="4"/></text:span><text:span text:style-name="T3">return</text:span><text:span text:style-name="T11"> left_side_specification.is_satisfied_by(item) || </text:span></text:p>
      <text:p text:style-name="P9"><text:s text:c="11"/>right_side_specification.is_satisfied_by(item);</text:p>
      <text:p text:style-name="P9">}</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57">:</text:span></text:p>
      <text:p text:style-name="P30"/>
      <text:p text:style-name="P30">Sin entrar en el nivel de detalle de la explicacion del primer Scenario ("Happy Day Scenario"), los Scenarios restantes</text:p>
      <text:p text:style-name="P30"/>
      <text:list xml:id="list38200087" text:continue-numbering="true" text:style-name="L4">
        <text:list-item>
          <text:p text:style-name="P27">When asked if an item that meets only the left side requirement satisfies the condition</text:p>
          <text:list>
            <text:list-item>
              <text:p text:style-name="P27">It should confirm that the condition was satisfied.</text:p>
            </text:list-item>
            <text:list-item>
              <text:p text:style-name="P27">It should check if the left side requirement is met.</text:p>
            </text:list-item>
            <text:list-item>
              <text:p text:style-name="P27">It should check if the right side requirement is not met.</text:p>
              <text:p text:style-name="P27"/>
            </text:list-item>
          </text:list>
        </text:list-item>
        <text:list-item>
          <text:p text:style-name="P27">When asked if an item that meets only the right side requirement satisfies the <text:soft-page-break/>condition</text:p>
          <text:list>
            <text:list-item>
              <text:p text:style-name="P27">It should confirm that the condition was satisfied.</text:p>
            </text:list-item>
            <text:list-item>
              <text:p text:style-name="P27">It should check if the left side requirement is not met.</text:p>
            </text:list-item>
            <text:list-item>
              <text:p text:style-name="P27">It should check if the right side requirement is met.</text:p>
              <text:p text:style-name="P27"/>
            </text:list-item>
          </text:list>
        </text:list-item>
        <text:list-item>
          <text:p text:style-name="P27">When asked if an item that does not meet any of the requirements satisfies the condition</text:p>
          <text:list>
            <text:list-item>
              <text:p text:style-name="P27">It should confirm that the condition was not satisfied.</text:p>
            </text:list-item>
            <text:list-item>
              <text:p text:style-name="P27">It should check if the left side requirement is not met.</text:p>
            </text:list-item>
            <text:list-item>
              <text:p text:style-name="P31">It should check if the right side requirement is not met.</text:p>
            </text:list-item>
          </text:list>
        </text:list-item>
      </text:list>
      <text:p text:style-name="P30"/>
      <text:p text:style-name="P30">se implementarian a traves del siguiente codigo:</text:p>
      <text:p text:style-name="P30"/>
      <text:p text:style-name="P7"><text:span text:style-name="T8">public</text:span><text:span text:style-name="T16"> </text:span><text:span text:style-name="T8">class</text:span><text:span text:style-name="T16"> </text:span><text:span text:style-name="T32">when_asked_if_an_item_that_meets_only_the_left_side_requirement_satisfies_the_condition</text:span><text:span text:style-name="T16"> : </text:span><text:span text:style-name="T32">concern</text:span></text:p>
      <text:p text:style-name="P9">{</text:p>
      <text:p text:style-name="P18"><text:span text:style-name="T11"><text:s text:c="4"/></text:span><text:span text:style-name="T21">Establish</text:span><text:span text:style-name="T11"> context = () =&gt;</text:span></text:p>
      <text:p text:style-name="P9"><text:s text:c="4"/>{</text:p>
      <text:p text:style-name="P18"><text:span text:style-name="T11"><text:s text:c="8"/>left_side_specification = the_dependency&lt;</text:span><text:span text:style-name="T21">ISpecification</text:span><text:span text:style-name="T11">&lt;</text:span><text:span text:style-name="T21">IWhateverType</text:span><text:span text:style-name="T11">&gt;&gt;();</text:span></text:p>
      <text:p text:style-name="P18"><text:span text:style-name="T11"><text:s text:c="8"/>right_side_specification = the_dependency&lt;</text:span><text:span text:style-name="T21">ISpecification</text:span><text:span text:style-name="T11">&lt;</text:span><text:span text:style-name="T21">IWhateverType</text:span><text:span text:style-name="T11">&gt;&gt;();</text:span></text:p>
      <text:p text:style-name="P18"><text:span text:style-name="T11"><text:s text:c="8"/>the_item_that_meets_the_left_side_requirement = an&lt;</text:span><text:span text:style-name="T21">IWhateverType</text:span><text:span text:style-name="T11">&gt;();</text:span></text:p>
      <text:p text:style-name="P9"/>
      <text:p text:style-name="P9"><text:s text:c="8"/>left_side_specification</text:p>
      <text:p text:style-name="P9"><text:s text:c="11"/>.Stub(x =&gt; x.is_satisfied_by(the_item_that_meets_the_left_side_requirement))</text:p>
      <text:p text:style-name="P18"><text:span text:style-name="T11"><text:s text:c="11"/>.Return(</text:span><text:span text:style-name="T3">true</text:span><text:span text:style-name="T11">);</text:span></text:p>
      <text:p text:style-name="P9"><text:s text:c="8"/>right_side_specification</text:p>
      <text:p text:style-name="P9"><text:s text:c="11"/>.Stub(x =&gt; x.is_satisfied_by(the_item_that_meets_the_left_side_requirement))</text:p>
      <text:p text:style-name="P18"><text:span text:style-name="T11"><text:s text:c="11"/>.Return(</text:span><text:span text:style-name="T3">false</text:span><text:span text:style-name="T11">);</text:span></text:p>
      <text:p text:style-name="P9"><text:s text:c="4"/>};</text:p>
      <text:p text:style-name="P9"/>
      <text:p text:style-name="P18"><text:span text:style-name="T11"><text:s text:c="4"/></text:span><text:span text:style-name="T21">Because</text:span><text:span text:style-name="T11"> of = () =&gt; </text:span></text:p>
      <text:p text:style-name="P9"><text:s text:c="8"/>result = sut.is_satisfied_by(the_item_that_meets_the_left_side_requirement);</text:p>
      <text:p text:style-name="P9"/>
      <text:p text:style-name="P18"><text:span text:style-name="T11"><text:s text:c="4"/></text:span><text:span text:style-name="T21">It</text:span><text:span text:style-name="T11"> should_confirm_that_the_condition_was_satisfied = () =&gt; </text:span></text:p>
      <text:p text:style-name="P18"><text:span text:style-name="T11"><text:s text:c="7"/>result.ShouldEqual(</text:span><text:span text:style-name="T3">true</text:span><text:span text:style-name="T11">);</text:span></text:p>
      <text:p text:style-name="P18"><text:span text:style-name="T11"><text:s text:c="4"/></text:span><text:span text:style-name="T21">It</text:span><text:span text:style-name="T11"> should_check_if_the_left_side_requirement_is_met = () =&gt; </text:span></text:p>
      <text:p text:style-name="P9"><text:s text:c="7"/>left_side_specification</text:p>
      <text:p text:style-name="P9"><text:s text:c="6"/>.received(x =&gt; x.is_satisfied_by(the_item_that_meets_the_left_side_requirement));</text:p>
      <text:p text:style-name="P18"><text:span text:style-name="T11"><text:s text:c="4"/></text:span><text:span text:style-name="T21">It</text:span><text:span text:style-name="T11"> should_check_if_the_right_side_requirement_is_not_met = () =&gt; </text:span></text:p>
      <text:p text:style-name="P9"><text:s text:c="7"/>right_side_specification</text:p>
      <text:p text:style-name="P9"><text:s text:c="6"/>.received(x =&gt; x.is_satisfied_by(the_item_that_meets_the_left_side_requirement));</text:p>
      <text:p text:style-name="P9"/>
      <text:p text:style-name="P18"><text:span text:style-name="T11"><text:s text:c="4"/></text:span><text:span text:style-name="T3">static</text:span><text:span text:style-name="T11"> </text:span><text:span text:style-name="T3">bool</text:span><text:span text:style-name="T11"> result;</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left_side_specification;</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right_side_specification;</text:span></text:p>
      <text:p text:style-name="P18"><text:span text:style-name="T11"><text:s text:c="4"/></text:span><text:span text:style-name="T3">static</text:span><text:span text:style-name="T11"> </text:span><text:span text:style-name="T21">IWhateverType</text:span><text:span text:style-name="T11"> the_item_that_meets_the_left_side_requirement;</text:span></text:p>
      <text:p text:style-name="P9">}</text:p>
      <text:p text:style-name="P9"/>
      <text:p text:style-name="P18"><text:span text:style-name="T3">public</text:span><text:span text:style-name="T11"> </text:span><text:span text:style-name="T3">class</text:span><text:span text:style-name="T11"> </text:span><text:span text:style-name="T28">when_asked_if_an_item_that_meets_only_the_right_side_requirement_satisfies_the_condition</text:span><text:span text:style-name="T11"> : </text:span><text:span text:style-name="T28">concern</text:span></text:p>
      <text:p text:style-name="P9">{</text:p>
      <text:p text:style-name="P18"><text:span text:style-name="T11"><text:s text:c="4"/></text:span><text:span text:style-name="T21">Establish</text:span><text:span text:style-name="T11"> context = () =&gt;</text:span></text:p>
      <text:p text:style-name="P9"><text:s text:c="4"/>{</text:p>
      <text:p text:style-name="P18"><text:span text:style-name="T11"><text:s text:c="8"/>left_side_specification = the_dependency&lt;</text:span><text:span text:style-name="T21">ISpecification</text:span><text:span text:style-name="T11">&lt;</text:span><text:span text:style-name="T21">IWhateverType</text:span><text:span text:style-name="T11">&gt;&gt;();</text:span></text:p>
      <text:p text:style-name="P18"><text:span text:style-name="T11"><text:s text:c="8"/>right_side_specification = the_dependency&lt;</text:span><text:span text:style-name="T21">ISpecification</text:span><text:span text:style-name="T11">&lt;</text:span><text:span text:style-name="T21">IWhateverType</text:span><text:span text:style-name="T11">&gt;&gt;();</text:span></text:p>
      <text:p text:style-name="P18"><text:span text:style-name="T11"><text:s text:c="8"/>the_item_that_meets_the_right_side_requirement = an&lt;</text:span><text:span text:style-name="T21">IWhateverType</text:span><text:span text:style-name="T11">&gt;();</text:span></text:p>
      <text:p text:style-name="P9"/>
      <text:p text:style-name="P9"><text:s text:c="8"/>left_side_specification</text:p>
      <text:p text:style-name="P9"><text:s text:c="10"/>.Stub(x =&gt; x.is_satisfied_by(the_item_that_meets_the_right_side_requirement))</text:p>
      <text:p text:style-name="P18"><text:soft-page-break/><text:span text:style-name="T11"><text:s text:c="10"/>.Return(</text:span><text:span text:style-name="T3">false</text:span><text:span text:style-name="T11">);</text:span></text:p>
      <text:p text:style-name="P9"><text:s text:c="8"/>right_side_specification</text:p>
      <text:p text:style-name="P9"><text:s text:c="10"/>.Stub(x =&gt; x.is_satisfied_by(the_item_that_meets_the_right_side_requirement))</text:p>
      <text:p text:style-name="P18"><text:span text:style-name="T11"><text:s text:c="10"/>.Return(</text:span><text:span text:style-name="T3">true</text:span><text:span text:style-name="T11">);</text:span></text:p>
      <text:p text:style-name="P9"><text:s text:c="4"/>};</text:p>
      <text:p text:style-name="P9"/>
      <text:p text:style-name="P18"><text:span text:style-name="T11"><text:s text:c="4"/></text:span><text:span text:style-name="T21">Because</text:span><text:span text:style-name="T11"> of = () =&gt; </text:span></text:p>
      <text:p text:style-name="P9"><text:s text:c="6"/>result = sut.is_satisfied_by(the_item_that_meets_the_right_side_requirement);</text:p>
      <text:p text:style-name="P9"/>
      <text:p text:style-name="P18"><text:span text:style-name="T11"><text:s text:c="4"/></text:span><text:span text:style-name="T21">It</text:span><text:span text:style-name="T11"> should_confirm_that_the_condition_was_satisfied = () =&gt; </text:span></text:p>
      <text:p text:style-name="P18"><text:span text:style-name="T11"><text:s text:c="6"/>result.ShouldEqual(</text:span><text:span text:style-name="T3">true</text:span><text:span text:style-name="T11">);</text:span></text:p>
      <text:p text:style-name="P18"><text:span text:style-name="T11"><text:s text:c="4"/></text:span><text:span text:style-name="T21">It</text:span><text:span text:style-name="T11"> should_check_if_the_left_side_requirement_is_not_met = () =&gt;</text:span></text:p>
      <text:p text:style-name="P9"><text:s text:c="6"/>left_side_specification</text:p>
      <text:p text:style-name="P9"><text:s text:c="5"/>.received(x =&gt; x.is_satisfied_by(the_item_that_meets_the_right_side_requirement));</text:p>
      <text:p text:style-name="P18"><text:span text:style-name="T11"><text:s text:c="4"/></text:span><text:span text:style-name="T21">It</text:span><text:span text:style-name="T11"> should_check_if_the_right_side_requirement_is_met = () =&gt;</text:span></text:p>
      <text:p text:style-name="P9"><text:s text:c="6"/>right_side_specification</text:p>
      <text:p text:style-name="P9"><text:s text:c="5"/>.received(x =&gt; x.is_satisfied_by(the_item_that_meets_the_right_side_requirement));</text:p>
      <text:p text:style-name="P9"/>
      <text:p text:style-name="P18"><text:span text:style-name="T11"><text:s text:c="4"/></text:span><text:span text:style-name="T3">static</text:span><text:span text:style-name="T11"> </text:span><text:span text:style-name="T3">bool</text:span><text:span text:style-name="T11"> result;</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left_side_specification;</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right_side_specification;</text:span></text:p>
      <text:p text:style-name="P18"><text:span text:style-name="T11"><text:s text:c="4"/></text:span><text:span text:style-name="T3">static</text:span><text:span text:style-name="T11"> </text:span><text:span text:style-name="T21">IWhateverType</text:span><text:span text:style-name="T11"> the_item_that_meets_the_right_side_requirement;</text:span></text:p>
      <text:p text:style-name="P9">}</text:p>
      <text:p text:style-name="P9"/>
      <text:p text:style-name="P18"><text:span text:style-name="T3">public</text:span><text:span text:style-name="T11"> </text:span><text:span text:style-name="T3">class</text:span><text:span text:style-name="T11"> </text:span><text:span text:style-name="T28">when_asked_if_an_item_that_does_not_meet_any_of_the_requirements_satisfies_the_condition</text:span><text:span text:style-name="T11"> : </text:span><text:span text:style-name="T28">concern</text:span></text:p>
      <text:p text:style-name="P9">{</text:p>
      <text:p text:style-name="P18"><text:span text:style-name="T11"><text:s text:c="4"/></text:span><text:span text:style-name="T21">Establish</text:span><text:span text:style-name="T11"> context = () =&gt;</text:span></text:p>
      <text:p text:style-name="P9"><text:s text:c="4"/>{</text:p>
      <text:p text:style-name="P18"><text:span text:style-name="T11"><text:s text:c="8"/>left_side_specification = the_dependency&lt;</text:span><text:span text:style-name="T21">ISpecification</text:span><text:span text:style-name="T11">&lt;</text:span><text:span text:style-name="T21">IWhateverType</text:span><text:span text:style-name="T11">&gt;&gt;();</text:span></text:p>
      <text:p text:style-name="P18"><text:span text:style-name="T11"><text:s text:c="8"/>right_side_specification = the_dependency&lt;</text:span><text:span text:style-name="T21">ISpecification</text:span><text:span text:style-name="T11">&lt;</text:span><text:span text:style-name="T21">IWhateverType</text:span><text:span text:style-name="T11">&gt;&gt;();</text:span></text:p>
      <text:p text:style-name="P18"><text:span text:style-name="T11"><text:s text:c="8"/>the_item_that_meets_the_requirements = an&lt;</text:span><text:span text:style-name="T21">IWhateverType</text:span><text:span text:style-name="T11">&gt;();</text:span></text:p>
      <text:p text:style-name="P9"/>
      <text:p text:style-name="P9"><text:s text:c="8"/>left_side_specification</text:p>
      <text:p text:style-name="P9"><text:s text:c="12"/>.Stub(x =&gt; x.is_satisfied_by(the_item_that_meets_the_requirements))</text:p>
      <text:p text:style-name="P18"><text:span text:style-name="T11"><text:s text:c="12"/>.Return(</text:span><text:span text:style-name="T3">false</text:span><text:span text:style-name="T11">);</text:span></text:p>
      <text:p text:style-name="P9"><text:s text:c="8"/>right_side_specification</text:p>
      <text:p text:style-name="P9"><text:s text:c="12"/>.Stub(x =&gt; x.is_satisfied_by(the_item_that_meets_the_requirements))</text:p>
      <text:p text:style-name="P18"><text:span text:style-name="T11"><text:s text:c="12"/>.Return(</text:span><text:span text:style-name="T3">false</text:span><text:span text:style-name="T11">);</text:span></text:p>
      <text:p text:style-name="P9"><text:s text:c="4"/>};</text:p>
      <text:p text:style-name="P9"/>
      <text:p text:style-name="P18"><text:span text:style-name="T11"><text:s text:c="4"/></text:span><text:span text:style-name="T21">Because</text:span><text:span text:style-name="T11"> of = () =&gt; </text:span></text:p>
      <text:p text:style-name="P9"><text:s text:c="8"/>result = sut.is_satisfied_by(the_item_that_meets_the_requirements);</text:p>
      <text:p text:style-name="P9"/>
      <text:p text:style-name="P18"><text:span text:style-name="T11"><text:s text:c="4"/></text:span><text:span text:style-name="T21">It</text:span><text:span text:style-name="T11"> should_confirm_that_the_condition_was_not_satisfied = () =&gt; </text:span></text:p>
      <text:p text:style-name="P18"><text:span text:style-name="T11"><text:s text:c="8"/>result.ShouldEqual(</text:span><text:span text:style-name="T3">false</text:span><text:span text:style-name="T11">);</text:span></text:p>
      <text:p text:style-name="P18"><text:span text:style-name="T11"><text:s text:c="4"/></text:span><text:span text:style-name="T21">It</text:span><text:span text:style-name="T11"> should_check_if_the_left_side_requirement_is_not_met = () =&gt;</text:span></text:p>
      <text:p text:style-name="P9"><text:s text:c="8"/>left_side_specification</text:p>
      <text:p text:style-name="P9"><text:s text:c="12"/>.received(x =&gt; x.is_satisfied_by(the_item_that_meets_the_requirements));</text:p>
      <text:p text:style-name="P18"><text:span text:style-name="T11"><text:s text:c="4"/></text:span><text:span text:style-name="T21">It</text:span><text:span text:style-name="T11"> should_check_if_the_right_side_requirement_is_not_met = () =&gt;</text:span></text:p>
      <text:p text:style-name="P9"><text:s text:c="8"/>right_side_specification</text:p>
      <text:p text:style-name="P9"><text:s text:c="12"/>.received(x =&gt; x.is_satisfied_by(the_item_that_meets_the_requirements));</text:p>
      <text:p text:style-name="P9"/>
      <text:p text:style-name="P18"><text:span text:style-name="T11"><text:s text:c="4"/></text:span><text:span text:style-name="T3">static</text:span><text:span text:style-name="T11"> </text:span><text:span text:style-name="T3">bool</text:span><text:span text:style-name="T11"> result;</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left_side_specification;</text:span></text:p>
      <text:p text:style-name="P18"><text:span text:style-name="T11"><text:s text:c="4"/></text:span><text:span text:style-name="T3">static</text:span><text:span text:style-name="T11"> </text:span><text:span text:style-name="T21">ISpecification</text:span><text:span text:style-name="T11">&lt;</text:span><text:span text:style-name="T21">IWhateverType</text:span><text:span text:style-name="T11">&gt; right_side_specification;</text:span></text:p>
      <text:p text:style-name="P18"><text:span text:style-name="T11"><text:s text:c="4"/></text:span><text:span text:style-name="T3">static</text:span><text:span text:style-name="T11"> </text:span><text:span text:style-name="T21">IWhateverType</text:span><text:span text:style-name="T11"> the_item_that_meets_the_requirements;</text:span></text:p>
      <text:p text:style-name="P9">}</text:p>
      <text:p text:style-name="P30"/>
      <text:p text:style-name="P30">y que nos obligaria a que nuestra clase OrSpecification, hiciese lo que queremos:</text:p>
      <text:p text:style-name="P30"/>
      <text:p text:style-name="P7"><text:soft-page-break/><text:span text:style-name="T8">public</text:span><text:span text:style-name="T16"> </text:span><text:span text:style-name="T8">class</text:span><text:span text:style-name="T16"> </text:span><text:span text:style-name="T32">OrSpecification</text:span><text:span text:style-name="T16">&lt;T&gt; : </text:span><text:span text:style-name="T25">ISpecification</text:span><text:span text:style-name="T16">&lt;T&gt;</text:span></text:p>
      <text:p text:style-name="P9">{</text:p>
      <text:p text:style-name="P18"><text:span text:style-name="T11"><text:s text:c="4"/></text:span><text:span text:style-name="T21">ISpecification</text:span><text:span text:style-name="T11">&lt;T&gt; left_side_specification;</text:span></text:p>
      <text:p text:style-name="P18"><text:span text:style-name="T11"><text:s text:c="4"/></text:span><text:span text:style-name="T21">ISpecification</text:span><text:span text:style-name="T11">&lt;T&gt; right_side_specification;</text:span></text:p>
      <text:p text:style-name="P9"/>
      <text:p text:style-name="P18"><text:span text:style-name="T11"><text:s text:c="4"/></text:span><text:span text:style-name="T3">public</text:span><text:span text:style-name="T11"> OrSpecification(</text:span><text:span text:style-name="T21">ISpecification</text:span><text:span text:style-name="T11">&lt;T&gt; left_side_specification, </text:span></text:p>
      <text:p text:style-name="P18"><text:span text:style-name="T11"><text:s text:c="27"/></text:span><text:span text:style-name="T21">ISpecification</text:span><text:span text:style-name="T11">&lt;T&gt; right_side_specification)</text:span></text:p>
      <text:p text:style-name="P9"><text:s text:c="4"/>{</text:p>
      <text:p text:style-name="P18"><text:span text:style-name="T11"><text:s text:c="8"/></text:span><text:span text:style-name="T3">this</text:span><text:span text:style-name="T11">.left_side_specification = left_side_specification;</text:span></text:p>
      <text:p text:style-name="P18"><text:span text:style-name="T11"><text:s text:c="8"/></text:span><text:span text:style-name="T3">this</text:span><text:span text:style-name="T11">.right_side_specification = right_side_specification;</text:span></text:p>
      <text:p text:style-name="P9"><text:s text:c="4"/>}</text:p>
      <text:p text:style-name="P9"/>
      <text:p text:style-name="P18"><text:span text:style-name="T11"><text:s text:c="4"/></text:span><text:span text:style-name="T3">public</text:span><text:span text:style-name="T11"> </text:span><text:span text:style-name="T3">bool</text:span><text:span text:style-name="T11"> is_satisfied_by(T item)</text:span></text:p>
      <text:p text:style-name="P9"><text:s text:c="4"/>{</text:p>
      <text:p text:style-name="P18"><text:span text:style-name="T11"><text:s text:c="8"/></text:span><text:span text:style-name="T3">return</text:span><text:span text:style-name="T11"> left_side_specification.is_satisfied_by(item) || </text:span></text:p>
      <text:p text:style-name="P9"><text:s text:c="15"/>right_side_specification.is_satisfied_by(item);</text:p>
      <text:p text:style-name="P9"><text:s text:c="4"/>}</text:p>
      <text:p text:style-name="P9">}</text:p>
      <text:p text:style-name="P30"/>
      <text:p text:style-name="P30">Y con esto habriamos completado nuestro objetivo y quedaria implementada la clase OrSpecification&lt;T&gt;, guiados por BDD, elimimando la necesidad de usar la clase abstracta</text:p>
      <text:p text:style-name="P30">Specification&lt;T&gt; y mostrando en el proceso como los conceptos de Dependency Injection abordados en el epigrafe "<text:span text:style-name="T37">Lavando los trapos sucios en publico" o "Inyectar o no Inyectar, he aqui la cuestion</text:span>" nos permiten en este caso reemplazar las dependencias de una clase con mock objects que nos faciltan la tarea de testar la clase OrSpecification&lt;T&gt; completamente aislada de sus dependencias y colaboradores.</text:p>
      <text:p text:style-name="P30"/>
      <text:p text:style-name="P30"><text:span text:style-name="T1">NotSpecification&lt;T&gt; via BDD</text:span>:</text:p>
      <text:p text:style-name="P30"/>
      <text:p text:style-name="P30">Para este caso no nos detendremos ni entraermos en el mismo nivel de detalle que en el de OrSpecification&lt;T&gt;, puesto que, muchos de los conceptos son similares. Aun asi, demostraremos como, efectivamente, la interface de la version java era incorrecta.</text:p>
      <text:p text:style-name="P30"/>
      <text:p text:style-name="P2">Nuestra BDD_Spec para la clase NotSpecification&lt;T&gt; seria:</text:p>
      <text:p text:style-name="P2"/>
      <text:list xml:id="list38199215" text:continue-numbering="true" text:style-name="L4">
        <text:list-item>
          <text:p text:style-name="P27">When asked if a to negate item that meets the requirement satisfies the condition</text:p>
          <text:list>
            <text:list-item>
              <text:p text:style-name="P27">It should confirm that the condition has been negated.</text:p>
            </text:list-item>
            <text:list-item>
              <text:p text:style-name="P27">It should check that the to negate requirement has been met.</text:p>
              <text:p text:style-name="P27"/>
            </text:list-item>
          </text:list>
        </text:list-item>
        <text:list-item>
          <text:p text:style-name="P27">When asked if a to negate item that does not meet the requirement satisfies the condition</text:p>
          <text:list>
            <text:list-item>
              <text:p text:style-name="P27">It should confirm that the condition has been negated.</text:p>
            </text:list-item>
            <text:list-item>
              <text:p text:style-name="P32"><text:span text:style-name="T47">It should check that the to negate requirement has not been met. </text:span></text:p>
            </text:list-item>
          </text:list>
        </text:list-item>
      </text:list>
      <text:p text:style-name="P2"/>
      <text:p text:style-name="P2">El codigo que implementan ambas DDD_Specs:</text:p>
      <text:p text:style-name="P2"/>
      <text:p text:style-name="P7"><text:span text:style-name="T3">public</text:span><text:span text:style-name="T11"> </text:span><text:span text:style-name="T3">class</text:span><text:span text:style-name="T11"> </text:span><text:span text:style-name="T28">concern_for_the_not_specification</text:span><text:span text:style-name="T11"> :</text:span></text:p>
      <text:p text:style-name="P7"><text:span text:style-name="T11"><text:s text:c="3"/></text:span><text:span text:style-name="T28">Observes</text:span><text:span text:style-name="T11">&lt;</text:span><text:span text:style-name="T21">ISpecification</text:span><text:span text:style-name="T11">&lt;</text:span><text:span text:style-name="T21">IWhateverType</text:span><text:span text:style-name="T11">&gt;, </text:span><text:span text:style-name="T28">NotSpecification</text:span><text:span text:style-name="T11">&lt;</text:span><text:span text:style-name="T21">IWhateverType</text:span><text:span text:style-name="T11">&gt;&gt; {}</text:span></text:p>
      <text:p text:style-name="P34"/>
      <text:p text:style-name="P40"><text:span text:style-name="T3">public</text:span><text:span text:style-name="T11"> </text:span><text:span text:style-name="T3">class</text:span><text:span text:style-name="T11"> </text:span><text:span text:style-name="T28">when_asked_if_a_to_negate_item_that_meets_the_requirement_satisfies_the_condition</text:span><text:span text:style-name="T11"> : </text:span><text:span text:style-name="T28">concern_for_the_not_specification</text:span></text:p>
      <text:p text:style-name="P34">{</text:p>
      <text:p text:style-name="P40"><text:span text:style-name="T11"><text:s text:c="4"/></text:span><text:span text:style-name="T21">Establish</text:span><text:span text:style-name="T11"> context = () =&gt;</text:span></text:p>
      <text:p text:style-name="P34"><text:s text:c="4"/>{</text:p>
      <text:p text:style-name="P40"><text:span text:style-name="T11"><text:s text:c="8"/>the_to_negate_specification = the_dependency&lt;</text:span><text:span text:style-name="T21">ISpecification</text:span><text:span text:style-name="T11">&lt;</text:span><text:span text:style-name="T21">IWhateverType</text:span><text:span text:style-name="T11">&gt;&gt;();</text:span></text:p>
      <text:p text:style-name="P40"><text:span text:style-name="T11"><text:s text:c="8"/>the_to_negate_item = an&lt;</text:span><text:span text:style-name="T21">IWhateverType</text:span><text:span text:style-name="T11">&gt;();</text:span></text:p>
      <text:p text:style-name="P34"/>
      <text:p text:style-name="P34"><text:s text:c="8"/>the_to_negate_specification</text:p>
      <text:p text:style-name="P34"><text:s text:c="11"/>.Stub(x =&gt; x.is_satisfied_by(the_to_negate_item))</text:p>
      <text:p text:style-name="P40"><text:span text:style-name="T11"><text:s text:c="11"/>.Return(</text:span><text:span text:style-name="T3">true</text:span><text:span text:style-name="T11">);</text:span></text:p>
      <text:p text:style-name="P34"><text:soft-page-break/><text:s text:c="4"/>};</text:p>
      <text:p text:style-name="P34"/>
      <text:p text:style-name="P40"><text:span text:style-name="T11"><text:s text:c="4"/></text:span><text:span text:style-name="T21">Because</text:span><text:span text:style-name="T11"> of = () =&gt; result = sut.is_satisfied_by(the_to_negate_item);</text:span></text:p>
      <text:p text:style-name="P34"/>
      <text:p text:style-name="P40"><text:span text:style-name="T11"><text:s text:c="4"/></text:span><text:span text:style-name="T21">It</text:span><text:span text:style-name="T11"> should_confirm_that_the_condition_has_been_negated = () =&gt; </text:span></text:p>
      <text:p text:style-name="P40"><text:span text:style-name="T11"><text:s text:c="7"/>result.ShouldEqual(</text:span><text:span text:style-name="T3">false</text:span><text:span text:style-name="T11">);</text:span></text:p>
      <text:p text:style-name="P34"/>
      <text:p text:style-name="P40"><text:span text:style-name="T11"><text:s text:c="4"/></text:span><text:span text:style-name="T21">It</text:span><text:span text:style-name="T11"> should_check_that_the_to_negate_requirement_has_been_met = () =&gt;</text:span></text:p>
      <text:p text:style-name="P34"><text:s text:c="7"/>the_to_negate_specification</text:p>
      <text:p text:style-name="P34"><text:s text:c="10"/>.received(x =&gt; x.is_satisfied_by(the_to_negate_item));</text:p>
      <text:p text:style-name="P34"/>
      <text:p text:style-name="P40"><text:span text:style-name="T11"><text:s text:c="4"/></text:span><text:span text:style-name="T3">static</text:span><text:span text:style-name="T11"> </text:span><text:span text:style-name="T3">bool</text:span><text:span text:style-name="T11"> result;</text:span></text:p>
      <text:p text:style-name="P40"><text:span text:style-name="T11"><text:s text:c="4"/></text:span><text:span text:style-name="T3">static</text:span><text:span text:style-name="T11"> </text:span><text:span text:style-name="T21">IWhateverType</text:span><text:span text:style-name="T11"> the_to_negate_item;</text:span></text:p>
      <text:p text:style-name="P40"><text:span text:style-name="T11"><text:s text:c="4"/></text:span><text:span text:style-name="T3">static</text:span><text:span text:style-name="T11"> </text:span><text:span text:style-name="T21">ISpecification</text:span><text:span text:style-name="T11">&lt;</text:span><text:span text:style-name="T21">IWhateverType</text:span><text:span text:style-name="T11">&gt; the_to_negate_specification;</text:span></text:p>
      <text:p text:style-name="P34">}</text:p>
      <text:p text:style-name="P34"/>
      <text:p text:style-name="P40"><text:span text:style-name="T3">public</text:span><text:span text:style-name="T11"> </text:span><text:span text:style-name="T3">class</text:span><text:span text:style-name="T11"> </text:span><text:span text:style-name="T28">when_asked_if_a_to_negate_item_that_does_not_meet_the_requirement_satisfies_the_condition</text:span><text:span text:style-name="T11"> : </text:span><text:span text:style-name="T28">concern_for_the_not_specification</text:span></text:p>
      <text:p text:style-name="P34">{</text:p>
      <text:p text:style-name="P40"><text:span text:style-name="T11"><text:s text:c="4"/></text:span><text:span text:style-name="T21">Establish</text:span><text:span text:style-name="T11"> context = () =&gt;</text:span></text:p>
      <text:p text:style-name="P34"><text:s text:c="4"/>{</text:p>
      <text:p text:style-name="P40"><text:span text:style-name="T11"><text:s text:c="8"/>the_to_negate_specification = the_dependency&lt;</text:span><text:span text:style-name="T21">ISpecification</text:span><text:span text:style-name="T11">&lt;</text:span><text:span text:style-name="T21">IWhateverType</text:span><text:span text:style-name="T11">&gt;&gt;();</text:span></text:p>
      <text:p text:style-name="P40"><text:span text:style-name="T11"><text:s text:c="8"/>the_to_negate_item = an&lt;</text:span><text:span text:style-name="T21">IWhateverType</text:span><text:span text:style-name="T11">&gt;();</text:span></text:p>
      <text:p text:style-name="P34"/>
      <text:p text:style-name="P34"><text:s text:c="8"/>the_to_negate_specification</text:p>
      <text:p text:style-name="P34"><text:s text:c="11"/>.Stub(x =&gt; x.is_satisfied_by(the_to_negate_item))</text:p>
      <text:p text:style-name="P40"><text:span text:style-name="T11"><text:s text:c="11"/>.Return(</text:span><text:span text:style-name="T3">false</text:span><text:span text:style-name="T11">);</text:span></text:p>
      <text:p text:style-name="P34"><text:s text:c="4"/>};</text:p>
      <text:p text:style-name="P34"/>
      <text:p text:style-name="P40"><text:span text:style-name="T11"><text:s text:c="4"/></text:span><text:span text:style-name="T21">Because</text:span><text:span text:style-name="T11"> of = () =&gt; result = sut.is_satisfied_by(the_to_negate_item);</text:span></text:p>
      <text:p text:style-name="P34"/>
      <text:p text:style-name="P40"><text:span text:style-name="T11"><text:s text:c="4"/></text:span><text:span text:style-name="T21">It</text:span><text:span text:style-name="T11"> should_confirm_that_the_condition_has_been_negated = () =&gt; </text:span></text:p>
      <text:p text:style-name="P40"><text:span text:style-name="T11"><text:s text:c="7"/>result.ShouldEqual(</text:span><text:span text:style-name="T3">true</text:span><text:span text:style-name="T11">);</text:span></text:p>
      <text:p text:style-name="P34"/>
      <text:p text:style-name="P40"><text:span text:style-name="T11"><text:s text:c="4"/></text:span><text:span text:style-name="T21">It</text:span><text:span text:style-name="T11"> should_check_that_the_to_negate_requirement_has_not_been_met = () =&gt;</text:span></text:p>
      <text:p text:style-name="P34"><text:s text:c="7"/>the_to_negate_specification</text:p>
      <text:p text:style-name="P34"><text:s text:c="10"/>.received(x =&gt; x.is_satisfied_by(the_to_negate_item));</text:p>
      <text:p text:style-name="P34"/>
      <text:p text:style-name="P40"><text:span text:style-name="T11"><text:s text:c="4"/></text:span><text:span text:style-name="T3">static</text:span><text:span text:style-name="T11"> </text:span><text:span text:style-name="T3">bool</text:span><text:span text:style-name="T11"> result;</text:span></text:p>
      <text:p text:style-name="P40"><text:span text:style-name="T11"><text:s text:c="4"/></text:span><text:span text:style-name="T3">static</text:span><text:span text:style-name="T11"> </text:span><text:span text:style-name="T21">IWhateverType</text:span><text:span text:style-name="T11"> the_to_negate_item;</text:span></text:p>
      <text:p text:style-name="P40"><text:span text:style-name="T11"><text:s text:c="4"/></text:span><text:span text:style-name="T3">static</text:span><text:span text:style-name="T11"> </text:span><text:span text:style-name="T21">ISpecification</text:span><text:span text:style-name="T11">&lt;</text:span><text:span text:style-name="T21">IWhateverType</text:span><text:span text:style-name="T11">&gt; the_to_negate_specification;</text:span></text:p>
      <text:p text:style-name="P34">}</text:p>
      <text:p text:style-name="P2"/>
      <text:p text:style-name="P2">La mecanica vuelve a ser la misma que habiamos empleado para la BDD_Spec de OrSpecification&lt;T&gt;, solo que en este caso solo entra en juego una ISpecification&lt;T&gt; y no dos (queda probado por tanto que la interface de la version java probablemente sea erronea), y ademas lo que debemos probar es que convierte true en false y viceversa.</text:p>
      <text:p text:style-name="P2"/>
      <text:p text:style-name="P2">Nuestra clase NotSpecification&lt;T&gt; asociada a esta BDD_Spec es:</text:p>
      <text:p text:style-name="P2"/>
      <text:p text:style-name="P7"><text:span text:style-name="T3">public</text:span><text:span text:style-name="T11"> </text:span><text:span text:style-name="T3">class</text:span><text:span text:style-name="T11"> </text:span><text:span text:style-name="T28">NotSpecification</text:span><text:span text:style-name="T11">&lt;T&gt; : </text:span><text:span text:style-name="T21">ISpecification</text:span><text:span text:style-name="T11">&lt;T&gt; </text:span></text:p>
      <text:p text:style-name="P34">{</text:p>
      <text:p text:style-name="P40"><text:span text:style-name="T11"><text:s text:c="4"/></text:span><text:span text:style-name="T21">ISpecification</text:span><text:span text:style-name="T11">&lt;T&gt; to_negate_specification;</text:span></text:p>
      <text:p text:style-name="P34"/>
      <text:p text:style-name="P40"><text:span text:style-name="T11"><text:s text:c="4"/></text:span><text:span text:style-name="T3">public</text:span><text:span text:style-name="T11"> NotSpecification(</text:span><text:span text:style-name="T21">ISpecification</text:span><text:span text:style-name="T11">&lt;T&gt; to_negate_specification)</text:span></text:p>
      <text:p text:style-name="P34"><text:s text:c="4"/>{</text:p>
      <text:p text:style-name="P40"><text:span text:style-name="T11"><text:s text:c="8"/></text:span><text:span text:style-name="T3">this</text:span><text:span text:style-name="T11">.to_negate_specification = to_negate_specification;</text:span></text:p>
      <text:p text:style-name="P34"><text:s text:c="4"/>}</text:p>
      <text:p text:style-name="P34"/>
      <text:p text:style-name="P40"><text:span text:style-name="T11"><text:s text:c="4"/></text:span><text:span text:style-name="T3">public</text:span><text:span text:style-name="T11"> </text:span><text:span text:style-name="T3">bool</text:span><text:span text:style-name="T11"> is_satisfied_by(T item)</text:span></text:p>
      <text:p text:style-name="P34"><text:s text:c="4"/>{</text:p>
      <text:p text:style-name="P40"><text:soft-page-break/><text:span text:style-name="T11"><text:s text:c="8"/></text:span><text:span text:style-name="T3">return</text:span><text:span text:style-name="T11"> !</text:span><text:span text:style-name="T3">this</text:span><text:span text:style-name="T11">.to_negate_specification.is_satisfied_by(item);</text:span></text:p>
      <text:p text:style-name="P34"><text:s text:c="4"/>}</text:p>
      <text:p text:style-name="P34">}</text:p>
      <text:p text:style-name="P2"/>
      <text:p text:style-name="P2"/>
      <text:p text:style-name="P30"><text:span text:style-name="T1">AndSpecification&lt;T&gt; via BDD</text:span>:</text:p>
      <text:p text:style-name="P30"/>
      <text:p text:style-name="P30">Finalmente reproducimos las BDD_specs para la clase AndSpecification&lt;T&gt;, para de esta forma completar la primera parte del patron DDD_Specification y poder proceder con la segunda parte.</text:p>
      <text:p text:style-name="P30"/>
      <text:p text:style-name="P30">Es un calco de OrSpecification&lt;T&gt; pero realizando la funcion logica AND en vez de OR. A estas alturas, despues de haber navegado por los entresijos de la implementacion de Not Specifcation&lt;T&gt; y sobre todo de OrSpecification&lt;T&gt;, no deberia plantear ningun reto entenderlo.</text:p>
      <text:p text:style-name="P30"/>
      <text:p text:style-name="P2">Nuestra BDD_Spec para la clase AndSpecification&lt;T&gt; seria:</text:p>
      <text:p text:style-name="P2"/>
      <text:list xml:id="list38217365" text:continue-numbering="true" text:style-name="L4">
        <text:list-item>
          <text:p text:style-name="P27">When asked if an item that meets both requirements satisfies the condition</text:p>
          <text:list>
            <text:list-item>
              <text:p text:style-name="P27">It should confirm that the condition was satisfied.</text:p>
            </text:list-item>
            <text:list-item>
              <text:p text:style-name="P27">It should check if the left side requirement is met.</text:p>
            </text:list-item>
            <text:list-item>
              <text:p text:style-name="P27">It should check if the right side requirement is met.</text:p>
              <text:p text:style-name="P27"/>
            </text:list-item>
          </text:list>
        </text:list-item>
        <text:list-item>
          <text:p text:style-name="P27">When asked if an item that meets only the left side requirement satisfies the condition</text:p>
          <text:list>
            <text:list-item>
              <text:p text:style-name="P27">It should confirm that the condition was satisfied.</text:p>
            </text:list-item>
            <text:list-item>
              <text:p text:style-name="P27">It should check if the left side requirement is met.</text:p>
            </text:list-item>
            <text:list-item>
              <text:p text:style-name="P27">It should check if the right side requirement is not met.</text:p>
              <text:p text:style-name="P27"/>
            </text:list-item>
          </text:list>
        </text:list-item>
        <text:list-item>
          <text:p text:style-name="P27">When asked if an item that meets only the right side requirement satisfies the condition</text:p>
          <text:list>
            <text:list-item>
              <text:p text:style-name="P27">It should confirm that the condition was satisfied.</text:p>
            </text:list-item>
            <text:list-item>
              <text:p text:style-name="P27">It should check if the left side requirement is not met.</text:p>
            </text:list-item>
            <text:list-item>
              <text:p text:style-name="P27">It should check if the right side requirement is met.</text:p>
              <text:p text:style-name="P27"/>
            </text:list-item>
          </text:list>
        </text:list-item>
        <text:list-item>
          <text:p text:style-name="P27">When asked if an item that does not meet any of the requirements satisfies the condition</text:p>
          <text:list>
            <text:list-item>
              <text:p text:style-name="P27">It should confirm that the condition was not satisfied.</text:p>
            </text:list-item>
            <text:list-item>
              <text:p text:style-name="P27">It should check if the left side requirement is not met.</text:p>
            </text:list-item>
            <text:list-item>
              <text:p text:style-name="P31">It should check if the right side requirement is not met.</text:p>
            </text:list-item>
          </text:list>
        </text:list-item>
      </text:list>
      <text:p text:style-name="P30"/>
      <text:p text:style-name="P2">ESTUDIO DE LA SOLUCION JPBOODHOO (TEMPORAL):</text:p>
      <text:p text:style-name="P2"/>
      <text:p text:style-name="P2">Interface original <text:span text:style-name="T37">ISpecification&lt;T&gt;</text:span>:</text:p>
      <text:p text:style-name="P2"/>
      <text:p text:style-name="P21"><text:span text:style-name="T9">namespace</text:span><text:span text:style-name="T17"> nothinbutdotnetstore.utility</text:span></text:p>
      <text:p text:style-name="P14">{</text:p>
      <text:p text:style-name="P20"><text:span text:style-name="T17"><text:s text:c="4"/></text:span><text:span text:style-name="T9">public</text:span><text:span text:style-name="T17"> </text:span><text:span text:style-name="T9">interface</text:span><text:span text:style-name="T17"> </text:span><text:span text:style-name="T26">ISpecification</text:span><text:span text:style-name="T17">&lt;T&gt;</text:span></text:p>
      <text:p text:style-name="P14"><text:s text:c="4"/>{</text:p>
      <text:p text:style-name="P20"><text:span text:style-name="T17"><text:s text:c="8"/></text:span><text:span text:style-name="T9">bool</text:span><text:span text:style-name="T17"> is_satisfied_by(T item);</text:span></text:p>
      <text:p text:style-name="P14"><text:s text:c="4"/>}</text:p>
      <text:p text:style-name="P38">}</text:p>
      <text:p text:style-name="P2"/>
      <text:p text:style-name="P2">Clase (interna) que lo implementa <text:span text:style-name="T37">AndSpecification&lt;T&gt;</text:span>:</text:p>
      <text:p text:style-name="P2"/>
      <text:p text:style-name="P21"><text:span text:style-name="T9">namespace</text:span><text:span text:style-name="T17"> nothinbutdotnetstore.utility</text:span></text:p>
      <text:p text:style-name="P14">{</text:p>
      <text:p text:style-name="P20"><text:span text:style-name="T17"><text:s text:c="4"/></text:span><text:span text:style-name="T9">internal</text:span><text:span text:style-name="T17"> </text:span><text:span text:style-name="T9">class</text:span><text:span text:style-name="T17"> </text:span><text:span text:style-name="T33">AndSpecification</text:span><text:span text:style-name="T17">&lt;T&gt; : </text:span><text:span text:style-name="T26">ISpecification</text:span><text:span text:style-name="T17">&lt;T&gt;</text:span></text:p>
      <text:p text:style-name="P14"><text:s text:c="4"/>{</text:p>
      <text:p text:style-name="P20"><text:span text:style-name="T17"><text:s text:c="8"/></text:span><text:span text:style-name="T9">private</text:span><text:span text:style-name="T17"> </text:span><text:span text:style-name="T9">readonly</text:span><text:span text:style-name="T17"> </text:span><text:span text:style-name="T26">ISpecification</text:span><text:span text:style-name="T17">&lt;T&gt; left_side;</text:span></text:p>
      <text:p text:style-name="P20"><text:span text:style-name="T17"><text:s text:c="8"/></text:span><text:span text:style-name="T9">private</text:span><text:span text:style-name="T17"> </text:span><text:span text:style-name="T9">readonly</text:span><text:span text:style-name="T17"> </text:span><text:span text:style-name="T26">ISpecification</text:span><text:span text:style-name="T17">&lt;T&gt; right_side;</text:span></text:p>
      <text:p text:style-name="P14"><text:soft-page-break/></text:p>
      <text:p text:style-name="P20"><text:span text:style-name="T17"><text:s text:c="8"/></text:span><text:span text:style-name="T9">public</text:span><text:span text:style-name="T17"> AndSpecification(</text:span><text:span text:style-name="T26">ISpecification</text:span><text:span text:style-name="T17">&lt;T&gt; left_side, </text:span></text:p>
      <text:p text:style-name="P20"><text:span text:style-name="T17"><text:s text:c="32"/></text:span><text:span text:style-name="T26">ISpecification</text:span><text:span text:style-name="T17">&lt;T&gt; right_side)</text:span></text:p>
      <text:p text:style-name="P14"><text:s text:c="8"/>{</text:p>
      <text:p text:style-name="P20"><text:span text:style-name="T17"><text:s text:c="12"/></text:span><text:span text:style-name="T9">this</text:span><text:span text:style-name="T17">.left_side = left_side;</text:span></text:p>
      <text:p text:style-name="P20"><text:span text:style-name="T17"><text:s text:c="12"/></text:span><text:span text:style-name="T9">this</text:span><text:span text:style-name="T17">.right_side = right_side;</text:span></text:p>
      <text:p text:style-name="P14"><text:s text:c="8"/>}</text:p>
      <text:p text:style-name="P14"/>
      <text:p text:style-name="P20"><text:span text:style-name="T17"><text:s text:c="8"/></text:span><text:span text:style-name="T9">public</text:span><text:span text:style-name="T17"> </text:span><text:span text:style-name="T9">bool</text:span><text:span text:style-name="T17"> is_satisfied_by(T item)</text:span></text:p>
      <text:p text:style-name="P14"><text:s text:c="8"/>{</text:p>
      <text:p text:style-name="P20"><text:span text:style-name="T17"><text:s text:c="12"/></text:span><text:span text:style-name="T9">return</text:span><text:span text:style-name="T17"> left_side.is_satisfied_by(item) &amp;&amp; right_side.is_satisfied_by(item);</text:span></text:p>
      <text:p text:style-name="P14"><text:s text:c="8"/>}</text:p>
      <text:p text:style-name="P14"><text:s text:c="4"/>}</text:p>
      <text:p text:style-name="P38">}</text:p>
      <text:p text:style-name="P2"/>
      <text:p text:style-name="P2">que a su vez es usada por los extension methods de <text:span text:style-name="T37">SpecificationExtensions</text:span> :</text:p>
      <text:p text:style-name="P2"/>
      <text:p text:style-name="P21"><text:span text:style-name="T9">namespace</text:span><text:span text:style-name="T17"> nothinbutdotnetstore.utility</text:span></text:p>
      <text:p text:style-name="P14">{</text:p>
      <text:p text:style-name="P20"><text:span text:style-name="T17"><text:s text:c="4"/></text:span><text:span text:style-name="T9">public</text:span><text:span text:style-name="T17"> </text:span><text:span text:style-name="T9">static</text:span><text:span text:style-name="T17"> </text:span><text:span text:style-name="T9">class</text:span><text:span text:style-name="T17"> </text:span><text:span text:style-name="T33">SpecificationExtensions</text:span></text:p>
      <text:p text:style-name="P14"><text:s text:c="4"/>{</text:p>
      <text:p text:style-name="P20"><text:span text:style-name="T17"><text:s text:c="8"/></text:span><text:span text:style-name="T9">public</text:span><text:span text:style-name="T17"> </text:span><text:span text:style-name="T9">static</text:span><text:span text:style-name="T17"> </text:span><text:span text:style-name="T26">ISpecification</text:span><text:span text:style-name="T17">&lt;T&gt; and&lt;T&gt;(</text:span><text:span text:style-name="T9">this</text:span><text:span text:style-name="T17"> </text:span><text:span text:style-name="T26">ISpecification</text:span><text:span text:style-name="T17">&lt;T&gt; s1, </text:span></text:p>
      <text:p text:style-name="P20"><text:span text:style-name="T17"><text:s text:c="47"/></text:span><text:span text:style-name="T26">ISpecification</text:span><text:span text:style-name="T17">&lt;T&gt; s2)</text:span></text:p>
      <text:p text:style-name="P14"><text:s text:c="8"/>{</text:p>
      <text:p text:style-name="P20"><text:span text:style-name="T17"><text:s text:c="12"/></text:span><text:span text:style-name="T9">return</text:span><text:span text:style-name="T17"> </text:span><text:span text:style-name="T9">new</text:span><text:span text:style-name="T17"> </text:span><text:span text:style-name="T33">AndSpecification</text:span><text:span text:style-name="T17">&lt;T&gt;(s1, s2);</text:span></text:p>
      <text:p text:style-name="P14"><text:s text:c="8"/>}</text:p>
      <text:p text:style-name="P14"><text:s text:c="4"/>}</text:p>
      <text:p text:style-name="P38">}</text:p>
      <text:p text:style-name="P2"/>
      <text:p text:style-name="P2">y encontramos un ejemplo de uso es la siguiente declaracion de rutas url:</text:p>
      <text:p text:style-name="P2"/>
      <text:p text:style-name="P20"><text:span text:style-name="T34">Routes</text:span><text:span text:style-name="T18">.add(</text:span></text:p>
      <text:p text:style-name="P20"><text:span text:style-name="T17"><text:s text:c="4"/></text:span><text:span text:style-name="T9">new</text:span><text:span text:style-name="T17"> </text:span><text:span text:style-name="T33">WebCommand</text:span><text:span text:style-name="T17">(</text:span></text:p>
      <text:p text:style-name="P20"><text:span text:style-name="T17"><text:s text:c="8"/></text:span><text:span text:style-name="T9">new</text:span><text:span text:style-name="T17"> </text:span><text:span text:style-name="T33">RequestMatchesPathSpec</text:span><text:span text:style-name="T17">(</text:span><text:span text:style-name="T33">Commands</text:span><text:span text:style-name="T17">.view_sub_departments).and(</text:span></text:p>
      <text:p text:style-name="P20"><text:span text:style-name="T17"><text:s text:c="12"/></text:span><text:span text:style-name="T9">new</text:span><text:span text:style-name="T17"> </text:span><text:span text:style-name="T33">DepartmentContainsProductsSpec</text:span><text:span text:style-name="T17">(</text:span><text:span text:style-name="T33">Container</text:span><text:span text:style-name="T17">.get_me_an&lt;</text:span><text:span text:style-name="T26">ICatalogTasks</text:span><text:span text:style-name="T17">&gt;())),</text:span></text:p>
      <text:p text:style-name="P20"><text:span text:style-name="T17"><text:s text:c="8"/></text:span><text:span text:style-name="T9">new</text:span><text:span text:style-name="T17"> </text:span><text:span text:style-name="T33">ViewProducts</text:span><text:span text:style-name="T17">(</text:span><text:span text:style-name="T33">Container</text:span><text:span text:style-name="T17">.get_me_an&lt;</text:span><text:span text:style-name="T26">ICatalogTasks</text:span><text:span text:style-name="T17">&gt;())));</text:span></text:p>
      <text:p text:style-name="P2"/>
      <text:p text:style-name="P2">donde las dos specs usadas han sido declaradas tal que:</text:p>
      <text:p text:style-name="P2"/>
      <text:p text:style-name="P21"><text:span text:style-name="T9">public</text:span><text:span text:style-name="T17"> </text:span><text:span text:style-name="T9">class</text:span><text:span text:style-name="T17"> </text:span><text:span text:style-name="T33">RequestMatchesPathSpecification</text:span><text:span text:style-name="T17"> : </text:span><text:span text:style-name="T26">ISpecification</text:span><text:span text:style-name="T17">&lt;</text:span><text:span text:style-name="T26">IRequestContext</text:span><text:span text:style-name="T17">&gt;</text:span></text:p>
      <text:p text:style-name="P14">{</text:p>
      <text:p text:style-name="P20"><text:span text:style-name="T17"><text:s text:c="4"/></text:span><text:span text:style-name="T9">readonly</text:span><text:span text:style-name="T17"> </text:span><text:span text:style-name="T9">string</text:span><text:span text:style-name="T17"> match_string;</text:span></text:p>
      <text:p text:style-name="P14"/>
      <text:p text:style-name="P20"><text:span text:style-name="T17"><text:s text:c="4"/></text:span><text:span text:style-name="T9">public</text:span><text:span text:style-name="T17"> RequestMatchesPathSpecification(</text:span><text:span text:style-name="T9">string</text:span><text:span text:style-name="T17"> match_string)</text:span></text:p>
      <text:p text:style-name="P14"><text:s text:c="4"/>{</text:p>
      <text:p text:style-name="P20"><text:span text:style-name="T17"><text:s text:c="8"/></text:span><text:span text:style-name="T9">this</text:span><text:span text:style-name="T17">.match_string = match_string;</text:span></text:p>
      <text:p text:style-name="P14"><text:s text:c="4"/>}</text:p>
      <text:p text:style-name="P14"/>
      <text:p text:style-name="P20"><text:span text:style-name="T17"><text:s text:c="4"/></text:span><text:span text:style-name="T9">public</text:span><text:span text:style-name="T17"> </text:span><text:span text:style-name="T9">bool</text:span><text:span text:style-name="T17"> is_satisfied_by(</text:span><text:span text:style-name="T26">IRequestContext</text:span><text:span text:style-name="T17"> item)</text:span></text:p>
      <text:p text:style-name="P14"><text:s text:c="4"/>{</text:p>
      <text:p text:style-name="P20"><text:span text:style-name="T17"><text:s text:c="8"/></text:span><text:span text:style-name="T9">return</text:span><text:span text:style-name="T17"> item.requested_url.Contains(match_string);</text:span></text:p>
      <text:p text:style-name="P14"><text:s text:c="4"/>}</text:p>
      <text:p text:style-name="P38">}</text:p>
      <text:p text:style-name="P2"/>
      <text:p text:style-name="P21"><text:span text:style-name="T9">public</text:span><text:span text:style-name="T17"> </text:span><text:span text:style-name="T9">class</text:span><text:span text:style-name="T17"> </text:span><text:span text:style-name="T33">DepartmentContainsProductsSpecification</text:span><text:span text:style-name="T17"> : </text:span><text:span text:style-name="T26">ISpecification</text:span><text:span text:style-name="T17">&lt;</text:span><text:span text:style-name="T26">IRequestContext</text:span><text:span text:style-name="T17">&gt;</text:span></text:p>
      <text:p text:style-name="P14">{</text:p>
      <text:p text:style-name="P20"><text:span text:style-name="T17"><text:s text:c="4"/></text:span><text:span text:style-name="T9">private</text:span><text:span text:style-name="T17"> </text:span><text:span text:style-name="T9">readonly</text:span><text:span text:style-name="T17"> </text:span><text:span text:style-name="T26">ICatalogTasks</text:span><text:span text:style-name="T17"> catalog_tasks;</text:span></text:p>
      <text:p text:style-name="P14"/>
      <text:p text:style-name="P20"><text:span text:style-name="T17"><text:s text:c="4"/></text:span><text:span text:style-name="T9">public</text:span><text:span text:style-name="T17"> DepartmentContainsProductsSpecification(</text:span><text:span text:style-name="T26">ICatalogTasks</text:span><text:span text:style-name="T17"> catalog_tasks)</text:span></text:p>
      <text:p text:style-name="P14"><text:s text:c="4"/>{</text:p>
      <text:p text:style-name="P20"><text:span text:style-name="T17"><text:s text:c="8"/></text:span><text:span text:style-name="T9">this</text:span><text:span text:style-name="T17">.catalog_tasks = catalog_tasks;</text:span></text:p>
      <text:p text:style-name="P14"><text:s text:c="4"/>}</text:p>
      <text:p text:style-name="P14"><text:soft-page-break/></text:p>
      <text:p text:style-name="P20"><text:span text:style-name="T17"><text:s text:c="4"/></text:span><text:span text:style-name="T9">public</text:span><text:span text:style-name="T17"> </text:span><text:span text:style-name="T9">bool</text:span><text:span text:style-name="T17"> is_satisfied_by(</text:span><text:span text:style-name="T26">IRequestContext</text:span><text:span text:style-name="T17"> request)</text:span></text:p>
      <text:p text:style-name="P14"><text:s text:c="4"/>{</text:p>
      <text:p text:style-name="P20"><text:span text:style-name="T17"><text:s text:c="8"/></text:span><text:span text:style-name="T9">return</text:span><text:span text:style-name="T17"> catalog_tasks.has_products(</text:span></text:p>
      <text:p text:style-name="P20"><text:span text:style-name="T17"><text:s text:c="32"/></text:span><text:span text:style-name="T33">PayloadKeys</text:span><text:span text:style-name="T17">.department_id.parse_from(request.payload));</text:span></text:p>
      <text:p text:style-name="P14"><text:s text:c="4"/>}</text:p>
      <text:p text:style-name="P38">}</text:p>
      <text:p text:style-name="P2"/>
      <text:p text:style-name="P2">y la parte que nos interesa del metodo al cual se le pasa la Specification compuesta:</text:p>
      <text:p text:style-name="P2"/>
      <text:p text:style-name="P21"><text:span text:style-name="T9">public</text:span><text:span text:style-name="T17"> </text:span><text:span text:style-name="T9">class</text:span><text:span text:style-name="T17"> </text:span><text:span text:style-name="T33">WebCommand</text:span><text:span text:style-name="T17"> : </text:span><text:span text:style-name="T26">IWebCommand</text:span></text:p>
      <text:p text:style-name="P14">{</text:p>
      <text:p text:style-name="P20"><text:span text:style-name="T17"><text:s text:c="4"/></text:span><text:span text:style-name="T9">private</text:span><text:span text:style-name="T17"> </text:span><text:span text:style-name="T9">readonly</text:span><text:span text:style-name="T17"> </text:span><text:span text:style-name="T26">ISpecification</text:span><text:span text:style-name="T17">&lt;</text:span><text:span text:style-name="T26">IRequestContext</text:span><text:span text:style-name="T17">&gt; request_specification;</text:span></text:p>
      <text:p text:style-name="P20"><text:span text:style-name="T17"><text:s text:c="4"/></text:span><text:span text:style-name="T9">private</text:span><text:span text:style-name="T17"> </text:span><text:span text:style-name="T9">readonly</text:span><text:span text:style-name="T17"> </text:span><text:span text:style-name="T26">IRequestContextCommand</text:span><text:span text:style-name="T17"> web_action;</text:span></text:p>
      <text:p text:style-name="P14"/>
      <text:p text:style-name="P20"><text:span text:style-name="T17"><text:s text:c="4"/></text:span><text:span text:style-name="T9">public</text:span><text:span text:style-name="T17"> WebCommand(</text:span><text:span text:style-name="T26">ISpecification</text:span><text:span text:style-name="T17">&lt;</text:span><text:span text:style-name="T26">IRequestContext</text:span><text:span text:style-name="T17">&gt; request_specification, </text:span></text:p>
      <text:p text:style-name="P20"><text:span text:style-name="T17"><text:s text:c="22"/></text:span><text:span text:style-name="T26">IRequestContextCommand</text:span><text:span text:style-name="T17"> web_action)</text:span></text:p>
      <text:p text:style-name="P14"><text:s text:c="4"/>{</text:p>
      <text:p text:style-name="P20"><text:span text:style-name="T17"><text:s text:c="8"/></text:span><text:span text:style-name="T9">this</text:span><text:span text:style-name="T17">.request_specification = request_specification;</text:span></text:p>
      <text:p text:style-name="P20"><text:span text:style-name="T17"><text:s text:c="8"/></text:span><text:span text:style-name="T9">this</text:span><text:span text:style-name="T17">.web_action = web_action;</text:span></text:p>
      <text:p text:style-name="P14"><text:s text:c="4"/>}</text:p>
      <text:p text:style-name="P14"/>
      <text:p text:style-name="P20"><text:span text:style-name="T9"><text:s text:c="4"/>#region</text:span><text:span text:style-name="T17"> IWebCommand Members</text:span></text:p>
      <text:p text:style-name="P14">}</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5H17M23S</meta:editing-duration>
    <meta:editing-cycles>26</meta:editing-cycles>
    <meta:generator>OpenOffice.org/3.2$Win32 OpenOffice.org_project/320m12$Build-9483</meta:generator>
    <dc:date>2010-06-07T18:09:26.35</dc:date>
    <meta:document-statistic meta:table-count="0" meta:image-count="0" meta:object-count="0" meta:page-count="25" meta:paragraph-count="948" meta:word-count="6615" meta:character-count="56136"/>
    <meta:user-defined meta:name="Info 1"/>
    <meta:user-defined meta:name="Info 2"/>
    <meta:user-defined meta:name="Info 3"/>
    <meta:user-defined meta:name="Info 4"/>
  </office:meta>
</office:document-meta>
</file>